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62000000589ACB62EABBDEC345.png" manifest:media-type="image/png"/>
  <manifest:file-entry manifest:full-path="Pictures/2000001F000001ED0000036657728C24001016D6.svm" manifest:media-type="image/x-svm"/>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590000004770A54E90FE7DADBF.png" manifest:media-type="image/png"/>
  <manifest:file-entry manifest:full-path="Pictures/100000000000005E0000005E2AE0DE6D99012D70.png" manifest:media-type="image/png"/>
  <manifest:file-entry manifest:full-path="Pictures/10000000000000080000000804B398AF1D13287F.png" manifest:media-type="image/png"/>
  <manifest:file-entry manifest:full-path="Pictures/2000001F000001ED0000036626504C3E61DDB37C.svm" manifest:media-type="image/x-svm"/>
  <manifest:file-entry manifest:full-path="Pictures/100002000000001C00000031A14197DF922A1B62.png" manifest:media-type="image/png"/>
  <manifest:file-entry manifest:full-path="Pictures/2000001F000001ED0000036662183EB5E09BE090.svm" manifest:media-type="image/x-svm"/>
  <manifest:file-entry manifest:full-path="Pictures/100002000000001C0000003100AD0B77887EC2CF.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 svg:font-family="Tahoma"/>
    <style:font-face style:name="Utopia-Bold1" svg:font-family="Utopia-Bold"/>
    <style:font-face style:name="Utopia-Regular" svg:font-family="Utopia-Regular"/>
    <style:font-face style:name="Times New Roman3" svg:font-family="'Times New Roman'" style:font-family-generic="roman"/>
    <style:font-face style:name="Utopia-Bold" svg:font-family="Utopia-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9.149cm" fo:break-before="auto" fo:break-after="auto" table:align="left" fo:background-color="transparent" fo:keep-with-next="auto" style:may-break-between-rows="true" style:writing-mode="lr-tb">
        <style:background-image/>
      </style:table-properties>
    </style:style>
    <style:style style:name="Tableau1.A" style:family="table-column">
      <style:table-column-properties style:column-width="2.339cm"/>
    </style:style>
    <style:style style:name="Tableau1.B" style:family="table-column">
      <style:table-column-properties style:column-width="0.407cm"/>
    </style:style>
    <style:style style:name="Tableau1.C" style:family="table-column">
      <style:table-column-properties style:column-width="2.999cm"/>
    </style:style>
    <style:style style:name="Tableau1.E" style:family="table-column">
      <style:table-column-properties style:column-width="2.997cm"/>
    </style:style>
    <style:style style:name="Tableau1.A1" style:family="table-cell">
      <style:table-cell-properties fo:background-color="transparent" fo:padding-left="0.101cm" fo:padding-right="0.101cm" fo:padding-top="0.049cm" fo:padding-bottom="0.049cm" fo:border-left="none" fo:border-right="none" fo:border-top="none" fo:border-bottom="0.5pt solid #000000">
        <style:background-image/>
      </style:table-cell-properties>
    </style:style>
    <style:style style:name="Tableau1.B1" style:family="table-cell">
      <style:table-cell-properties fo:background-color="transparent" fo:padding-left="0.101cm" fo:padding-right="0.101cm" fo:padding-top="0.049cm" fo:padding-bottom="0.049cm" fo:border="none">
        <style:background-image/>
      </style:table-cell-properties>
    </style:style>
    <style:style style:name="Tableau1.2" style:family="table-row">
      <style:table-row-properties fo:background-color="transparent" fo:keep-together="auto">
        <style:background-image/>
      </style:table-row-properties>
    </style:style>
    <style:style style:name="Tableau1.A2" style:family="table-cell">
      <style:table-cell-properties style:vertical-align="middle" fo:padding="0.097cm" fo:border="0.6pt solid #1ca2b8"/>
    </style:style>
    <style:style style:name="Tableau1.B2" style:family="table-cell">
      <style:table-cell-properties style:vertical-align="middle" fo:padding="0.097cm" fo:border-left="0.5pt solid #000000" fo:border-right="none" fo:border-top="none" fo:border-bottom="none"/>
    </style:style>
    <style:style style:name="Tableau1.C2" style:family="table-cell">
      <style:table-cell-properties style:vertical-align="middle" fo:background-color="transparent" fo:padding="0.097cm" fo:border="0.6pt solid #1ca2b8" style:writing-mode="lr-tb">
        <style:background-image/>
      </style:table-cell-properties>
    </style:style>
    <style:style style:name="Tableau2" style:family="table">
      <style:table-properties style:width="9.149cm" table:align="left"/>
    </style:style>
    <style:style style:name="Tableau2.A" style:family="table-column">
      <style:table-column-properties style:column-width="0.506cm"/>
    </style:style>
    <style:style style:name="Tableau2.B" style:family="table-column">
      <style:table-column-properties style:column-width="7.93cm"/>
    </style:style>
    <style:style style:name="Tableau2.C" style:family="table-column">
      <style:table-column-properties style:column-width="0.713cm"/>
    </style:style>
    <style:style style:name="Tableau2.A1" style:family="table-cell">
      <style:table-cell-properties style:vertical-align="middle" fo:padding-left="0cm" fo:padding-right="0cm" fo:padding-top="0.101cm" fo:padding-bottom="0.101cm" fo:border="none"/>
    </style:style>
    <style:style style:name="Tableau2.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B2" style:family="table-cell">
      <style:table-cell-properties style:vertical-align="middle" fo:padding-left="0.101cm" fo:padding-right="0cm" fo:padding-top="0.101cm" fo:padding-bottom="0.101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2.B3" style:family="table-cell">
      <style:table-cell-properties style:vertical-align="middle" fo:padding="0.097cm" fo:border-left="0.5pt solid #000000" fo:border-right="none" fo:border-top="none" fo:border-bottom="0.5pt solid #000000"/>
    </style:style>
    <style:style style:name="Tableau2.C3" style:family="table-cell">
      <style:table-cell-properties fo:padding="0.097cm" fo:border-left="0.5pt solid #000000" fo:border-right="0.5pt solid #000000" fo:border-top="none" fo:border-bottom="0.5pt solid #000000"/>
    </style:style>
    <style:style style:name="Tableau2.B4" style:family="table-cell">
      <style:table-cell-properties style:vertical-align="middle" fo:padding-left="0.101cm" fo:padding-right="0cm" fo:padding-top="0cm" fo:padding-bottom="0cm" fo:border-left="0.5pt solid #000000" fo:border-right="none" fo:border-top="none" fo:border-bottom="0.5pt solid #000000"/>
    </style:style>
    <style:style style:name="Tableau2.C4"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6pt" style:font-size-asian="6pt" style:font-size-complex="6pt"/>
    </style:style>
    <style:style style:name="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Header">
      <style:text-properties fo:font-size="3pt" style:font-size-asian="4pt" style:font-size-complex="4pt"/>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P15"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P16"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17"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Footer">
      <style:text-properties officeooo:rsid="00178920" officeooo:paragraph-rsid="00178920"/>
    </style:style>
    <style:style style:name="P19" style:family="paragraph" style:parent-style-name="Footer">
      <style:text-properties officeooo:rsid="00261363" officeooo:paragraph-rsid="005a494f"/>
    </style:style>
    <style:style style:name="P20"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21"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22"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_5f_En-tête">
      <style:text-properties officeooo:rsid="002f4ab2" officeooo:paragraph-rsid="002f4ab2"/>
    </style:style>
    <style:style style:name="P25" style:family="paragraph" style:parent-style-name="Folio">
      <style:paragraph-properties fo:text-align="center" style:justify-single-word="false"/>
      <style:text-properties fo:font-size="8pt" officeooo:paragraph-rsid="001ce334" style:font-size-asian="8pt" style:font-size-complex="8pt"/>
    </style:style>
    <style:style style:name="P26" style:family="paragraph" style:parent-style-name="Table_20_Contents">
      <style:paragraph-properties fo:margin-top="0cm" fo:margin-bottom="0cm" style:contextual-spacing="false" fo:text-align="center" style:justify-single-word="false"/>
      <style:text-properties style:font-name="Bitstream Vera Sans3" fo:font-size="9pt" officeooo:paragraph-rsid="005c6bc0" style:font-size-asian="9pt" style:font-size-complex="9pt"/>
    </style:style>
    <style:style style:name="P27" style:family="paragraph" style:parent-style-name="Table_20_Contents">
      <style:paragraph-properties fo:margin-top="0cm" fo:margin-bottom="0cm" style:contextual-spacing="false" fo:text-align="start" style:justify-single-word="false"/>
      <style:text-properties style:font-name="Bitstream Vera Sans2" fo:font-size="10pt" officeooo:paragraph-rsid="005c6bc0" style:font-size-asian="10pt" style:font-size-complex="10pt"/>
    </style:style>
    <style:style style:name="P28" style:family="paragraph" style:parent-style-name="Table_20_Contents">
      <style:paragraph-properties fo:margin-top="0cm" fo:margin-bottom="0cm" style:contextual-spacing="false" fo:text-align="start" style:justify-single-word="false"/>
      <style:text-properties style:font-name="Bitstream Vera Sans2" fo:font-size="10pt" fo:letter-spacing="normal" officeooo:paragraph-rsid="005c6bc0" style:font-size-asian="10pt" style:font-size-complex="10pt"/>
    </style:style>
    <style:style style:name="P29" style:family="paragraph" style:parent-style-name="Standard" style:master-page-name="">
      <style:paragraph-properties fo:margin-top="0cm" fo:margin-bottom="0cm" style:contextual-spacing="false" style:page-number="auto" fo:break-before="auto" fo:break-after="auto"/>
      <style:text-properties style:font-name="Bitstream Vera Sans4" fo:font-size="10pt" officeooo:paragraph-rsid="00290c92" style:font-size-asian="10pt" style:font-size-complex="10pt"/>
    </style:style>
    <style:style style:name="P30" style:family="paragraph" style:parent-style-name="_5f_Paragraphe_20_livret_20_">
      <style:paragraph-properties fo:margin-top="0cm" fo:margin-bottom="0cm" style:contextual-spacing="false"/>
      <style:text-properties style:font-name="Bitstream Vera Sans4" fo:font-size="10pt" officeooo:paragraph-rsid="005c6bc0" style:font-size-asian="10pt" style:font-size-complex="10pt"/>
    </style:style>
    <style:style style:name="P31" style:family="paragraph" style:parent-style-name="_5f_Paragraphe_20_livret_20_">
      <style:paragraph-properties fo:text-align="center" style:justify-single-word="false"/>
      <style:text-properties style:font-name="Bitstream Vera Sans3" fo:font-size="10pt" officeooo:paragraph-rsid="005c6bc0"/>
    </style:style>
    <style:style style:name="P32" style:family="paragraph" style:parent-style-name="_5f_Paragraphe_20_livret_20_">
      <style:text-properties fo:font-size="10pt" fo:font-weight="bold" officeooo:paragraph-rsid="002f4ab2" style:font-size-asian="10pt" style:font-weight-asian="bold" style:font-size-complex="10pt" style:font-weight-complex="bold"/>
    </style:style>
    <style:style style:name="P33" style:family="paragraph" style:parent-style-name="_5f_Paragraphe_20_livret_20_">
      <style:paragraph-properties fo:text-align="justify" style:justify-single-word="false"/>
      <style:text-properties fo:font-size="10pt" fo:letter-spacing="-0.011cm" fo:font-weight="normal" officeooo:paragraph-rsid="002f4ab2" style:font-size-asian="10pt" style:font-weight-asian="normal" style:font-size-complex="10pt" style:font-weight-complex="normal"/>
    </style:style>
    <style:style style:name="P34" style:family="paragraph" style:parent-style-name="_5f_Paragraphe_20_livret_20_">
      <style:text-properties officeooo:paragraph-rsid="005c6bc0"/>
    </style:style>
    <style:style style:name="P35" style:family="paragraph" style:parent-style-name="_5f_Paragraphe_20_livret_20_">
      <style:text-properties style:use-window-font-color="true" loext:opacity="0%" style:font-name="Bitstream Vera Sans4" fo:font-size="10pt" fo:letter-spacing="normal" fo:font-style="normal" fo:font-weight="normal" officeooo:rsid="0032a615" officeooo:paragraph-rsid="005c6bc0" style:font-name-asian="Utopia-Bold" style:font-size-asian="10pt" style:font-style-asian="normal" style:font-weight-asian="normal" style:font-name-complex="Utopia-Bold" style:font-size-complex="10pt" style:font-style-complex="normal" style:font-weight-complex="normal"/>
    </style:style>
    <style:style style:name="P36" style:family="paragraph" style:parent-style-name="_5f_Paragraphe_20_livret_20_">
      <style:paragraph-properties fo:margin-top="0.101cm" fo:margin-bottom="0cm" style:contextual-spacing="false" fo:text-align="center" style:justify-single-word="false"/>
      <style:text-properties style:font-name="Bitstream Vera Sans3" fo:font-size="10pt" officeooo:paragraph-rsid="005c6bc0"/>
    </style:style>
    <style:style style:name="P37" style:family="paragraph" style:parent-style-name="_5f_Paragraphe_20_livret_20_">
      <style:paragraph-properties fo:margin-top="0.101cm" fo:margin-bottom="0cm" style:contextual-spacing="false" fo:text-align="justify" style:justify-single-word="false">
        <style:tab-stops/>
      </style:paragraph-properties>
      <style:text-properties style:font-name="Bitstream Vera Sans2" fo:font-size="10pt" officeooo:paragraph-rsid="005c6bc0"/>
    </style:style>
    <style:style style:name="P38" style:family="paragraph" style:parent-style-name="Table_20_Contents">
      <style:paragraph-properties fo:text-align="center" style:justify-single-word="false"/>
      <style:text-properties style:font-name="Bitstream Vera Sans3" fo:font-size="10pt" officeooo:paragraph-rsid="005c6bc0"/>
    </style:style>
    <style:style style:name="P39" style:family="paragraph" style:parent-style-name="_5f_Paragraphe_20_livret_20_">
      <style:paragraph-properties fo:margin-top="0cm" fo:margin-bottom="0.101cm" style:contextual-spacing="false"/>
      <style:text-properties fo:color="#000000" loext:opacity="100%" style:font-name="Bitstream Vera Sans" fo:font-size="10pt" fo:font-style="normal" fo:font-weight="bold" officeooo:paragraph-rsid="002f4ab2" style:font-name-asian="Times New Roman" style:font-size-asian="10pt" style:font-style-asian="normal" style:font-weight-asian="bold" style:font-name-complex="Times New Roman" style:font-size-complex="10pt" style:font-style-complex="normal" style:font-weight-complex="bold"/>
    </style:style>
    <style:style style:name="P40" style:family="paragraph" style:parent-style-name="_5f_Paragraphe_20_livret_20_">
      <style:paragraph-properties fo:margin-top="0.3cm" fo:margin-bottom="0cm" style:contextual-spacing="false" fo:text-align="justify" style:justify-single-word="false"/>
      <style:text-properties officeooo:paragraph-rsid="005c6bc0"/>
    </style:style>
    <style:style style:name="P41" style:family="paragraph" style:parent-style-name="_5f_Paragraphe_20_livret_20_">
      <style:paragraph-properties fo:margin-top="0.3cm" fo:margin-bottom="0cm" style:contextual-spacing="false" fo:text-align="justify" style:justify-single-word="false">
        <style:tab-stops/>
      </style:paragraph-properties>
      <style:text-properties officeooo:paragraph-rsid="005c6bc0"/>
    </style:style>
    <style:style style:name="P42" style:family="paragraph" style:parent-style-name="_5f_Paragraphe_20_livret_20_">
      <style:paragraph-properties fo:margin-top="0.3cm" fo:margin-bottom="0cm" style:contextual-spacing="false" fo:text-align="justify" style:justify-single-word="false">
        <style:tab-stops/>
      </style:paragraph-properties>
      <style:text-properties style:font-name="Bitstream Vera Sans2" fo:font-size="10pt" officeooo:rsid="0050ae6e" officeooo:paragraph-rsid="005c6bc0" fo:background-color="#ffff00"/>
    </style:style>
    <style:style style:name="P43" style:family="paragraph" style:parent-style-name="_5f_Paragraphe_20_livret_20_">
      <style:paragraph-properties fo:margin-top="0.3cm" fo:margin-bottom="0cm" style:contextual-spacing="false" fo:text-align="start" style:justify-single-word="false"/>
      <style:text-properties officeooo:paragraph-rsid="005c6bc0"/>
    </style:style>
    <style:style style:name="P44" style:family="paragraph" style:parent-style-name="Standard">
      <style:paragraph-properties fo:margin-top="0.3cm" fo:margin-bottom="0cm" style:contextual-spacing="false" fo:text-align="justify" style:justify-single-word="false" style:text-autospace="none"/>
      <style:text-properties officeooo:paragraph-rsid="005c6bc0"/>
    </style:style>
    <style:style style:name="P45" style:family="paragraph" style:parent-style-name="Standard">
      <style:paragraph-properties fo:margin-top="0.3cm" fo:margin-bottom="0cm" style:contextual-spacing="false" fo:text-align="justify" style:justify-single-word="false" style:text-autospace="none"/>
      <style:text-properties officeooo:rsid="004dcb58" officeooo:paragraph-rsid="005c6bc0"/>
    </style:style>
    <style:style style:name="P46" style:family="paragraph" style:parent-style-name="Standard">
      <style:paragraph-properties fo:margin-top="0.3cm" fo:margin-bottom="0cm" style:contextual-spacing="false" fo:text-align="justify" style:justify-single-word="false" style:text-autospace="none"/>
      <style:text-properties style:font-name="Bitstream Vera Sans4" fo:font-size="10pt" officeooo:rsid="004f4d53" officeooo:paragraph-rsid="005c6bc0" fo:background-color="#ffff00" style:font-name-asian="Utopia-Bold1" style:font-size-asian="10pt" style:font-name-complex="Utopia-Bold1" style:font-size-complex="10pt"/>
    </style:style>
    <style:style style:name="P47" style:family="paragraph" style:parent-style-name="_5f_Paragraphe_20_livret_20_réponse_20_élève">
      <style:paragraph-properties fo:margin-top="0.3cm" fo:margin-bottom="0cm" style:contextual-spacing="false" fo:line-height="100%"/>
      <style:text-properties officeooo:paragraph-rsid="005c6bc0"/>
    </style:style>
    <style:style style:name="P48" style:family="paragraph" style:parent-style-name="_5f_Paragraphe_20_livret_20_réponse_20_élève">
      <style:paragraph-properties fo:margin-top="0.3cm" fo:margin-bottom="0cm" style:contextual-spacing="false" fo:line-height="100%"/>
      <style:text-properties officeooo:paragraph-rsid="0060b5d0"/>
    </style:style>
    <style:style style:name="P49" style:family="paragraph" style:parent-style-name="_5f_Paragraphe_20_livret_20_">
      <style:paragraph-properties fo:margin-top="0.199cm" fo:margin-bottom="0cm" style:contextual-spacing="false" fo:text-align="justify" style:justify-single-word="false"/>
      <style:text-properties officeooo:paragraph-rsid="005c6bc0"/>
    </style:style>
    <style:style style:name="P50" style:family="paragraph" style:parent-style-name="_5f_Paragraphe_20_livret_20_">
      <style:paragraph-properties fo:margin-top="0.199cm" fo:margin-bottom="0cm" style:contextual-spacing="false" fo:text-align="justify" style:justify-single-word="false"/>
      <style:text-properties style:font-name="Bitstream Vera Sans4" fo:font-size="10pt" officeooo:rsid="004ff440" officeooo:paragraph-rsid="005c6bc0" fo:background-color="#ffff00" style:font-size-asian="10pt" style:font-size-complex="10pt"/>
    </style:style>
    <style:style style:name="P51" style:family="paragraph" style:parent-style-name="_5f_Paragraphe_20_livret_20_réponse_20_pointillé">
      <style:paragraph-properties fo:line-height="100%"/>
      <style:text-properties officeooo:paragraph-rsid="005c6bc0"/>
    </style:style>
    <style:style style:name="P52" style:family="paragraph" style:parent-style-name="_5f_Paragraphe_20_livret_20_réponse_20_pointillé">
      <style:text-properties officeooo:paragraph-rsid="005c6bc0"/>
    </style:style>
    <style:style style:name="P53" style:family="paragraph" style:parent-style-name="_5f_Paragraphe_20_livret_20_réponse_20_élève">
      <style:text-properties officeooo:paragraph-rsid="005c6bc0"/>
    </style:style>
    <style:style style:name="P54" style:family="paragraph" style:parent-style-name="_5f_Paragraphe_20_livret_20_réponse_20_élève">
      <style:paragraph-properties fo:text-align="start" style:justify-single-word="false"/>
      <style:text-properties officeooo:paragraph-rsid="005c6bc0"/>
    </style:style>
    <style:style style:name="P55" style:family="paragraph" style:parent-style-name="Exo_5f_Num" style:list-style-name="Num_5f_Exo"/>
    <style:style style:name="P56" style:family="paragraph" style:parent-style-name="Exo_5f_Num">
      <style:paragraph-properties fo:margin-top="0.7cm" fo:margin-bottom="0.101cm" style:contextual-spacing="false"/>
      <style:text-properties officeooo:paragraph-rsid="005c6bc0"/>
    </style:style>
    <style:style style:name="P57" style:family="paragraph" style:parent-style-name="Exo_5f_Num" style:list-style-name="Num_5f_Exo">
      <style:paragraph-properties fo:margin-top="0.7cm" fo:margin-bottom="0.101cm" style:contextual-spacing="false"/>
      <style:text-properties officeooo:paragraph-rsid="005c6bc0"/>
    </style:style>
    <style:style style:name="P58" style:family="paragraph" style:parent-style-name="Exo_5f_Num" style:list-style-name="Num_5f_Exo">
      <style:paragraph-properties fo:margin-top="0.7cm" fo:margin-bottom="0.199cm" style:contextual-spacing="false"/>
      <style:text-properties officeooo:paragraph-rsid="005c6bc0"/>
    </style:style>
    <style:style style:name="P59" style:family="paragraph" style:parent-style-name="Exo_5f_Num">
      <style:paragraph-properties fo:margin-top="0.7cm" fo:margin-bottom="0.199cm" style:contextual-spacing="false"/>
      <style:text-properties fo:letter-spacing="-0.004cm" officeooo:paragraph-rsid="005c6bc0"/>
    </style:style>
    <style:style style:name="P60" style:family="paragraph" style:parent-style-name="Exo_5f_Num" style:list-style-name="">
      <style:paragraph-properties fo:margin-top="0.7cm" fo:margin-bottom="0.199cm" style:contextual-spacing="false" fo:text-align="justify" style:justify-single-word="false"/>
      <style:text-properties style:font-name="Bitstream Vera Sans2" fo:font-size="10pt" fo:letter-spacing="-0.004cm" officeooo:paragraph-rsid="005c6bc0" fo:background-color="#ffff00"/>
    </style:style>
    <style:style style:name="P61" style:family="paragraph" style:parent-style-name="Standard" style:list-style-name="Num_5f_Exo">
      <style:paragraph-properties fo:text-align="justify" style:justify-single-word="false" style:text-autospace="none"/>
      <style:text-properties officeooo:paragraph-rsid="005c6bc0"/>
    </style:style>
    <style:style style:name="P62" style:family="paragraph" style:parent-style-name="Standard" style:list-style-name="Num_5f_Exo">
      <style:paragraph-properties fo:text-align="justify" style:justify-single-word="false" style:text-autospace="none"/>
      <style:text-properties style:font-name="Bitstream Vera Sans4" fo:font-size="10pt" officeooo:paragraph-rsid="005c6bc0" style:font-name-asian="Utopia-Regular" style:font-size-asian="10pt" style:font-name-complex="Utopia-Regular" style:font-size-complex="10pt"/>
    </style:style>
    <style:style style:name="P63" style:family="paragraph" style:parent-style-name="Standard" style:list-style-name="Num_5f_Exo">
      <style:paragraph-properties fo:margin-top="0.199cm" fo:margin-bottom="0cm" style:contextual-spacing="false" fo:text-align="justify" style:justify-single-word="false" style:text-autospace="none"/>
      <style:text-properties officeooo:paragraph-rsid="005c6bc0"/>
    </style:style>
    <style:style style:name="P64" style:family="paragraph" style:parent-style-name="Standard" style:list-style-name="Num_5f_Exo">
      <style:paragraph-properties fo:margin-top="0.199cm" fo:margin-bottom="0cm" style:contextual-spacing="false" fo:text-align="justify" style:justify-single-word="false" style:text-autospace="none"/>
      <style:text-properties style:font-name="Bitstream Vera Sans4" fo:font-size="10pt" fo:letter-spacing="-0.011cm" officeooo:paragraph-rsid="005c6bc0" style:font-name-asian="Utopia-Bold1" style:font-size-asian="10pt" style:font-name-complex="Utopia-Bold1" style:font-size-complex="10pt"/>
    </style:style>
    <style:style style:name="P65" style:family="paragraph" style:parent-style-name="Standard" style:list-style-name="Num_5f_Exo">
      <style:paragraph-properties fo:margin-top="0.3cm" fo:margin-bottom="0cm" style:contextual-spacing="false" fo:text-align="justify" style:justify-single-word="false" style:text-autospace="none"/>
      <style:text-properties officeooo:paragraph-rsid="005c6bc0"/>
    </style:style>
    <style:style style:name="P66" style:family="paragraph" style:parent-style-name="Table_20_Contents" style:list-style-name="liste_5f_abc">
      <style:text-properties style:font-name="Bitstream Vera Sans2" fo:font-size="10pt" officeooo:paragraph-rsid="005c6bc0"/>
    </style:style>
    <style:style style:name="P67" style:family="paragraph" style:parent-style-name="Table_20_Contents" style:list-style-name="liste_5f_abc">
      <style:paragraph-properties fo:text-align="justify" style:justify-single-word="false"/>
      <style:text-properties officeooo:paragraph-rsid="005c6bc0"/>
    </style:style>
    <style:style style:name="P68" style:family="paragraph" style:parent-style-name="_5f_Paragraphe_20_livret_20_" style:list-style-name="liste_5f_abc">
      <style:text-properties officeooo:paragraph-rsid="005c6bc0"/>
    </style:style>
    <style:style style:name="P69" style:family="paragraph" style:parent-style-name="_5f_Paragraphe_20_livret_20_" style:list-style-name="liste_5f_abc">
      <style:text-properties officeooo:paragraph-rsid="0061be01"/>
    </style:style>
    <style:style style:name="P70" style:family="paragraph" style:parent-style-name="_5f_Paragraphe_20_livret_20_" style:list-style-name="liste_5f_abc">
      <style:text-properties officeooo:rsid="0040fd32" officeooo:paragraph-rsid="005c6bc0"/>
    </style:style>
    <style:style style:name="P71" style:family="paragraph" style:parent-style-name="_5f_Paragraphe_20_livret_20_" style:list-style-name="liste_5f_abc">
      <style:text-properties officeooo:rsid="0041e444" officeooo:paragraph-rsid="0061be01"/>
    </style:style>
    <style:style style:name="P72" style:family="paragraph" style:parent-style-name="_5f_Paragraphe_20_livret_20_" style:list-style-name="_5f_Numérotation_20_des_20_exercices_20_livrets">
      <style:text-properties officeooo:rsid="0041e444" officeooo:paragraph-rsid="005c6bc0"/>
    </style:style>
    <style:style style:name="P73" style:family="paragraph" style:parent-style-name="_5f_Paragraphe_20_livret_20_" style:list-style-name="L1">
      <style:text-properties officeooo:paragraph-rsid="005c6bc0"/>
    </style:style>
    <style:style style:name="P74" style:family="paragraph" style:parent-style-name="_5f_Paragraphe_20_livret_20_" style:list-style-name="liste_5f_abc">
      <style:paragraph-properties fo:margin-top="0.199cm" fo:margin-bottom="0cm" style:contextual-spacing="false"/>
      <style:text-properties officeooo:paragraph-rsid="005c6bc0"/>
    </style:style>
    <style:style style:name="P75" style:family="paragraph" style:parent-style-name="_5f_Paragraphe_20_livret_20_" style:list-style-name="liste_5f_abc">
      <style:paragraph-properties fo:margin-top="0.199cm" fo:margin-bottom="0cm" style:contextual-spacing="false" fo:text-align="justify" style:justify-single-word="false"/>
      <style:text-properties officeooo:paragraph-rsid="005c6bc0"/>
    </style:style>
    <style:style style:name="P76" style:family="paragraph" style:parent-style-name="_5f_Paragraphe_20_livret_20_" style:list-style-name="liste_5f_abc">
      <style:paragraph-properties fo:margin-top="0.199cm" fo:margin-bottom="0cm" style:contextual-spacing="false"/>
      <style:text-properties style:font-name="Bitstream Vera Sans4" fo:font-size="10pt" officeooo:paragraph-rsid="005c6bc0" style:font-size-asian="10pt" style:font-size-complex="10pt"/>
    </style:style>
    <style:style style:name="P77" style:family="paragraph" style:parent-style-name="_5f_Paragraphe_20_livret_20_" style:list-style-name="liste_5f_abc">
      <style:paragraph-properties fo:margin-top="0.199cm" fo:margin-bottom="0cm" style:contextual-spacing="false" fo:text-align="justify" style:justify-single-word="false"/>
      <style:text-properties style:font-name="Bitstream Vera Sans4" fo:font-size="10pt" officeooo:paragraph-rsid="005c6bc0" style:font-size-asian="10pt" style:font-size-complex="10pt"/>
    </style:style>
    <style:style style:name="P78" style:family="paragraph" style:parent-style-name="_5f_Paragraphe_20_livret_20_" style:list-style-name="liste_5f_abc">
      <style:paragraph-properties fo:margin-top="0.3cm" fo:margin-bottom="0cm" style:contextual-spacing="false" fo:text-align="justify" style:justify-single-word="false"/>
      <style:text-properties officeooo:paragraph-rsid="005c6bc0"/>
    </style:style>
    <style:style style:name="P79" style:family="paragraph" style:parent-style-name="_5f_Paragraphe_20_livret_20_" style:list-style-name="Num_5f_Exo">
      <style:paragraph-properties fo:margin-top="0.3cm" fo:margin-bottom="0cm" style:contextual-spacing="false" fo:text-align="justify" style:justify-single-word="false"/>
      <style:text-properties officeooo:paragraph-rsid="005c6bc0"/>
    </style:style>
    <style:style style:name="P80" style:family="paragraph" style:parent-style-name="_5f_Paragraphe_20_livret_20_" style:list-style-name="Num_5f_Exo">
      <style:paragraph-properties fo:margin-top="0.3cm" fo:margin-bottom="0cm" style:contextual-spacing="false"/>
      <style:text-properties officeooo:paragraph-rsid="005c6bc0"/>
    </style:style>
    <style:style style:name="P81" style:family="paragraph" style:parent-style-name="_5f_Paragraphe_20_livret_20_" style:list-style-name="liste_5f_abc">
      <style:paragraph-properties fo:margin-top="0.3cm" fo:margin-bottom="0cm" style:contextual-spacing="false" fo:text-align="justify" style:justify-single-word="false"/>
      <style:text-properties style:font-name="Bitstream Vera Sans2" fo:font-size="10pt" officeooo:paragraph-rsid="005c6bc0" style:font-name-asian="Times New Roman3" style:font-size-asian="10pt" style:font-name-complex="Times New Roman3" style:font-size-complex="10pt"/>
    </style:style>
    <style:style style:name="P82" style:family="paragraph" style:parent-style-name="_5f_Paragraphe_20_livret_20_" style:list-style-name="Num_5f_Exo">
      <style:paragraph-properties fo:margin-top="0cm" fo:margin-bottom="0cm" style:contextual-spacing="false" fo:text-align="justify" style:justify-single-word="false"/>
      <style:text-properties officeooo:paragraph-rsid="005c6bc0"/>
    </style:style>
    <style:style style:name="P83" style:family="paragraph" style:parent-style-name="_5f_Paragraphe_20_livret_20_" style:list-style-name="Num_5f_Exo">
      <style:paragraph-properties fo:margin-top="0cm" fo:margin-bottom="0.101cm" style:contextual-spacing="false" fo:text-align="justify" style:justify-single-word="false"/>
      <style:text-properties officeooo:paragraph-rsid="005c6bc0"/>
    </style:style>
    <style:style style:name="P84" style:family="paragraph" style:parent-style-name="_5f_Paragraphe_20_livret_20_" style:list-style-name="L2" style:master-page-name="">
      <loext:graphic-properties draw:fill="none"/>
      <style:paragraph-properties fo:margin-left="0cm" fo:margin-right="0cm" fo:margin-top="0.101cm" fo:margin-bottom="0cm" style:contextual-spacing="false" fo:text-align="justify" style:justify-single-word="false" fo:text-indent="0cm" style:auto-text-indent="false" style:page-number="auto" fo:background-color="transparent" style:shadow="none">
        <style:tab-stops>
          <style:tab-stop style:position="0.651cm"/>
        </style:tab-stops>
      </style:paragraph-properties>
      <style:text-properties style:font-name="Bitstream Vera Sans2" fo:font-size="10pt" officeooo:paragraph-rsid="005c6bc0"/>
    </style:style>
    <style:style style:name="P85" style:family="paragraph" style:parent-style-name="_5f_Paragraphe_20_livret_20_" style:list-style-name="L2" style:master-page-name="">
      <loext:graphic-properties draw:fill="none"/>
      <style:paragraph-properties fo:margin-left="0cm" fo:margin-right="0cm" fo:margin-top="0.3cm" fo:margin-bottom="0cm" style:contextual-spacing="false" fo:text-align="justify" style:justify-single-word="false" fo:text-indent="0cm" style:auto-text-indent="false" style:page-number="auto" fo:background-color="transparent" style:shadow="none">
        <style:tab-stops>
          <style:tab-stop style:position="0.434cm"/>
        </style:tab-stops>
      </style:paragraph-properties>
      <style:text-properties style:font-name="Bitstream Vera Sans2" fo:font-size="10pt" officeooo:paragraph-rsid="005c6bc0"/>
    </style:style>
    <style:style style:name="P86" style:family="paragraph" style:parent-style-name="_5f_Paragraphe_20_livret_20_réponse_20_pointillé" style:list-style-name="Num_5f_Exo">
      <style:text-properties officeooo:paragraph-rsid="005c6bc0"/>
    </style:style>
    <style:style style:name="P87" style:family="paragraph" style:parent-style-name="_5f_Paragraphe_20_livret_20_réponse_20_élève" style:list-style-name="Num_5f_Exo">
      <style:text-properties officeooo:paragraph-rsid="005c6bc0"/>
    </style:style>
    <style:style style:name="P88" style:family="paragraph" style:parent-style-name="_5f_Paragraphe_20_livret_20_réponse_20_élève" style:list-style-name="L2" style:master-page-name="">
      <loext:graphic-properties draw:fill="none"/>
      <style:paragraph-properties fo:margin-left="0cm" fo:margin-right="0cm" fo:margin-top="0.3cm" fo:margin-bottom="0cm" style:contextual-spacing="false" fo:line-height="100%" fo:text-align="justify" style:justify-single-word="false" fo:text-indent="0cm" style:auto-text-indent="false" style:page-number="auto" fo:background-color="transparent" style:shadow="none">
        <style:tab-stops>
          <style:tab-stop style:position="0.515cm"/>
        </style:tab-stops>
      </style:paragraph-properties>
      <style:text-properties officeooo:paragraph-rsid="005c6bc0"/>
    </style:style>
    <style:style style:name="P89" style:family="paragraph" style:parent-style-name="_5f_Paragraphe_20_énoncé_20_après_20_numéro" style:list-style-name="Num_5f_Exo">
      <style:paragraph-properties fo:margin-top="0cm" fo:margin-bottom="0.199cm" style:contextual-spacing="false" fo:text-align="justify" style:justify-single-word="false"/>
      <style:text-properties style:font-name="Bitstream Vera Sans4" fo:font-size="10pt" fo:font-style="normal" officeooo:rsid="0040fd32" officeooo:paragraph-rsid="005c6bc0" style:font-size-asian="10pt" style:font-style-asian="normal" style:font-size-complex="10pt" style:font-style-complex="normal"/>
    </style:style>
    <style:style style:name="P90" style:family="paragraph" style:parent-style-name="_5f_Paragraphe_20_énoncé_20_après_20_numéro">
      <style:paragraph-properties fo:margin-top="0cm" fo:margin-bottom="0.199cm" style:contextual-spacing="false" fo:text-align="justify" style:justify-single-word="false"/>
      <style:text-properties style:font-name="Bitstream Vera Sans4" fo:font-size="10pt" fo:font-style="normal" officeooo:rsid="0040fd32" officeooo:paragraph-rsid="005c6bc0" fo:background-color="#ffff00" style:font-size-asian="10pt" style:font-style-asian="normal" style:font-size-complex="10pt" style:font-style-complex="normal"/>
    </style:style>
    <style:style style:name="P91" style:family="paragraph" style:parent-style-name="_5f_Paragraphe_20_énoncé_20_après_20_numéro" style:list-style-name="">
      <style:paragraph-properties fo:margin-top="0cm" fo:margin-bottom="0.199cm" style:contextual-spacing="false" fo:text-align="justify" style:justify-single-word="false"/>
      <style:text-properties style:font-name="Bitstream Vera Sans4" fo:font-size="10pt" fo:font-style="normal" officeooo:rsid="0040fd32" officeooo:paragraph-rsid="005c6bc0" fo:background-color="#ffff00" style:font-size-asian="10pt" style:font-style-asian="normal" style:font-size-complex="10pt" style:font-style-complex="normal"/>
    </style:style>
    <style:style style:name="P92" style:family="paragraph" style:parent-style-name="_5f_Pied_20_de_20_page" style:list-style-name="">
      <style:paragraph-properties fo:text-align="end" style:justify-single-word="false"/>
    </style:style>
    <style:style style:name="P93" style:family="paragraph" style:parent-style-name="_5f_Pied_20_de_20_page">
      <style:paragraph-properties fo:text-align="end" style:justify-single-word="false"/>
    </style:style>
    <style:style style:name="P94" style:family="paragraph" style:parent-style-name="_5f_Pied_20_de_20_page" style:list-style-name=""/>
    <style:style style:name="P95"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P96" style:family="paragraph" style:parent-style-name="_5f_Titre_20_d_27_exercices_20_livret_20_sans_20_titre" style:list-style-name="Num_5f_Exo">
      <style:text-properties officeooo:paragraph-rsid="005c6bc0"/>
    </style:style>
    <style:style style:name="P97" style:family="paragraph" style:parent-style-name="_5f_Titre_20_d_27_exercices_20_livret_20_sans_20_titre" style:list-style-name="liste_5f_abc">
      <style:text-properties officeooo:paragraph-rsid="005c6bc0"/>
    </style:style>
    <style:style style:name="P98" style:family="paragraph" style:parent-style-name="_5f_Titre_20_d_27_exercices_20_livret_20_sans_20_titre" style:list-style-name="Num_5f_Exo">
      <style:text-properties fo:color="#009999" loext:opacity="100%" fo:font-weight="bold" officeooo:paragraph-rsid="005c6bc0" style:font-weight-asian="bold" style:font-weight-complex="bold"/>
    </style:style>
    <style:style style:name="P99" style:family="paragraph" style:parent-style-name="_5f_Titre_20_d_27_exercices_20_livret_20_sans_20_titre" style:list-style-name="" style:master-page-name="_5f_Fiche_20_éditeur_20_série_20_2_20_une_20_colonne_20_impaire_20__28_G_29_">
      <style:paragraph-properties fo:margin-top="0cm" fo:margin-bottom="0.199cm" style:contextual-spacing="false" style:page-number="69" fo:break-before="auto" fo:break-after="auto" style:shadow="none">
        <style:tab-stops/>
      </style:paragraph-properties>
      <style:text-properties style:font-name="Bitstream Vera Sans4" fo:font-size="10pt" fo:font-style="normal" fo:font-weight="bold" officeooo:rsid="00290c92" officeooo:paragraph-rsid="002f4ab2" style:font-size-asian="10pt" style:font-style-asian="normal" style:font-weight-asian="bold" style:font-size-complex="10pt" style:font-style-complex="normal" style:font-weight-complex="bold"/>
    </style:style>
    <style:style style:name="P100" style:family="paragraph">
      <loext:graphic-properties draw:fill-color="#f2ffff"/>
      <style:paragraph-properties fo:text-align="center"/>
      <style:text-properties fo:color="#ffffff" loext:opacity="100%" fo:font-size="9pt" fo:font-weight="bold" style:font-size-asian="9pt" style:font-weight-asian="bold" style:font-size-complex="9pt" style:font-weight-complex="bold"/>
    </style:style>
    <style:style style:name="P101" style:family="paragraph">
      <style:paragraph-properties fo:margin-left="0cm" fo:margin-right="0cm" fo:margin-top="0cm" fo:margin-bottom="0cm" fo:line-height="100%" fo:text-indent="0cm"/>
    </style:style>
    <style:style style:name="P10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none"/>
      <style:paragraph-properties fo:text-align="center"/>
    </style:style>
    <style:style style:name="P108" style:family="paragraph">
      <loext:graphic-properties draw:fill="solid" draw:fill-color="#ffff00"/>
      <style:paragraph-properties style:writing-mode="lr-tb"/>
      <style:text-properties fo:font-size="12pt"/>
    </style:style>
    <style:style style:name="P109" style:family="paragraph">
      <loext:graphic-properties draw:fill="solid" draw:fill-color="#ffff00"/>
      <style:paragraph-properties style:writing-mode="lr-tb"/>
    </style:style>
    <style:style style:name="P1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1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11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11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cc00" loext:opacity="100%" style:text-outline="false" style:text-line-through-style="none" style:text-line-through-type="none" style:font-name="Bitstream Vera Sans4" fo:font-size="10pt" fo:font-style="normal" fo:text-shadow="none" style:text-underline-style="none" fo:font-weight="bold" style:letter-kerning="true" fo:background-color="transparent"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P115" style:family="paragraph">
      <loext:graphic-properties draw:fill="solid" draw:fill-color="#ffff00"/>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7" style:family="paragraph">
      <style:paragraph-properties fo:text-align="center"/>
    </style:style>
    <style:style style:name="P118"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P119" style:family="paragraph">
      <style:paragraph-properties fo:margin-top="0cm" fo:margin-bottom="0.199cm"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20" style:family="paragraph">
      <loext:graphic-properties draw:fill-color="#e8c32a"/>
      <style:paragraph-properties fo:margin-top="0cm" fo:margin-bottom="0.199cm" fo:text-align="center" style:writing-mode="lr-tb"/>
      <style:text-properties fo:color="#ffffff" loext:opacity="100%" style:font-name="Bitstream Vera Sans4" fo:font-size="11pt" fo:font-weight="bold" style:font-size-asian="11pt" style:font-weight-asian="bold" style:font-size-complex="11pt" style:font-weight-complex="bold"/>
    </style:style>
    <style:style style:name="P121" style:family="paragraph">
      <loext:graphic-properties draw:fill="solid" draw:fill-color="#9d0f89"/>
    </style:style>
    <style:style style:name="T1" style:family="text">
      <style:text-properties fo:font-variant="small-caps"/>
    </style:style>
    <style:style style:name="T2" style:family="text">
      <style:text-properties fo:font-variant="small-caps" fo:font-size="15pt" style:font-size-asian="15pt" style:font-size-complex="15pt"/>
    </style:style>
    <style:style style:name="T3"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T4" style:family="text">
      <style:text-properties fo:font-size="12pt" style:font-size-asian="12pt" style:font-size-complex="12pt"/>
    </style:style>
    <style:style style:name="T5" style:family="text">
      <style:text-properties officeooo:rsid="004c5058"/>
    </style:style>
    <style:style style:name="T6" style:family="text">
      <style:text-properties fo:text-transform="uppercase" fo:color="#808080" loext:opacity="100%" style:font-name="Bitstream Vera Sans3" fo:font-size="9pt" officeooo:rsid="002b6408" fo:background-color="transparent" loext:char-shading-value="0"/>
    </style:style>
    <style:style style:name="T7" style:family="text">
      <style:text-properties fo:text-transform="uppercase" fo:color="#808080" loext:opacity="100%" style:font-name="Bitstream Vera Sans3" fo:font-size="9pt" officeooo:rsid="0061c8c6" fo:background-color="transparent" loext:char-shading-value="0"/>
    </style:style>
    <style:style style:name="T8" style:family="text">
      <style:text-properties officeooo:rsid="0061c8c6"/>
    </style:style>
    <style:style style:name="T9" style:family="text">
      <style:text-properties style:font-name="Bitstream Vera Sans4" fo:font-size="10pt" fo:font-style="normal" style:font-size-asian="10pt" style:font-style-asian="normal" style:font-size-complex="10pt" style:font-style-complex="normal"/>
    </style:style>
    <style:style style:name="T10" style:family="text">
      <style:text-properties style:font-name="Bitstream Vera Sans4" fo:font-size="10pt" fo:font-style="normal" fo:font-weight="normal" officeooo:rsid="0040fd32" style:font-size-asian="10pt" style:font-style-asian="normal" style:font-weight-asian="normal" style:font-size-complex="10pt" style:font-style-complex="normal" style:font-weight-complex="normal"/>
    </style:style>
    <style:style style:name="T11" style:family="text">
      <style:text-properties style:font-name="Bitstream Vera Sans4" fo:font-size="10pt" fo:font-style="normal" fo:font-weight="normal" officeooo:rsid="0041e444" style:font-size-asian="10pt" style:font-style-asian="normal" style:font-weight-asian="normal" style:font-size-complex="10pt" style:font-style-complex="normal" style:font-weight-complex="normal"/>
    </style:style>
    <style:style style:name="T12" style:family="text">
      <style:text-properties style:font-name="Bitstream Vera Sans4" fo:font-size="10pt" style:font-name-asian="Utopia-Regular" style:font-size-asian="10pt" style:font-name-complex="Utopia-Regular" style:font-size-complex="10pt"/>
    </style:style>
    <style:style style:name="T13" style:family="text">
      <style:text-properties style:font-name="Bitstream Vera Sans4" fo:font-size="10pt" fo:font-weight="bold" style:font-name-asian="Utopia-Bold1" style:font-size-asian="10pt" style:font-weight-asian="bold" style:font-name-complex="Utopia-Bold1" style:font-size-complex="10pt" style:font-weight-complex="bold"/>
    </style:style>
    <style:style style:name="T14" style:family="text">
      <style:text-properties style:font-name="Bitstream Vera Sans4" fo:font-size="10pt" fo:font-weight="bold" fo:background-color="#ffff00" loext:char-shading-value="0" style:font-name-asian="Utopia-Bold1" style:font-size-asian="10pt" style:font-weight-asian="bold" style:font-name-complex="Utopia-Bold1" style:font-size-complex="10pt" style:font-weight-complex="bold"/>
    </style:style>
    <style:style style:name="T15" style:family="text">
      <style:text-properties style:font-name="Bitstream Vera Sans4" fo:font-size="10pt" fo:font-weight="normal" style:font-name-asian="Utopia-Bold1" style:font-size-asian="10pt" style:font-weight-asian="normal" style:font-name-complex="Utopia-Bold1" style:font-size-complex="10pt" style:font-weight-complex="normal"/>
    </style:style>
    <style:style style:name="T16" style:family="text">
      <style:text-properties style:font-name="Bitstream Vera Sans4" fo:font-size="10pt" style:font-name-asian="Utopia-Bold1" style:font-size-asian="10pt" style:font-name-complex="Utopia-Bold1" style:font-size-complex="10pt"/>
    </style:style>
    <style:style style:name="T17" style:family="text">
      <style:text-properties style:font-name="Bitstream Vera Sans4" fo:font-size="10pt" officeooo:rsid="00526b67" style:font-name-asian="Utopia-Bold1" style:font-size-asian="10pt" style:font-name-complex="Utopia-Bold1" style:font-size-complex="10pt"/>
    </style:style>
    <style:style style:name="T18" style:family="text">
      <style:text-properties style:font-name="Bitstream Vera Sans4" fo:font-size="10pt" fo:background-color="#ffff00" loext:char-shading-value="0" style:font-name-asian="Utopia-Bold1" style:font-size-asian="10pt" style:font-name-complex="Utopia-Bold1" style:font-size-complex="10pt"/>
    </style:style>
    <style:style style:name="T19" style:family="text">
      <style:text-properties style:font-name="Bitstream Vera Sans4" fo:font-size="10pt" officeooo:rsid="004dcb58" fo:background-color="#ffff00" loext:char-shading-value="0" style:font-name-asian="Utopia-Bold1" style:font-size-asian="10pt" style:font-name-complex="Utopia-Bold1" style:font-size-complex="10pt"/>
    </style:style>
    <style:style style:name="T20" style:family="text">
      <style:text-properties style:font-name="Bitstream Vera Sans4" fo:font-size="10pt" officeooo:rsid="0060b5d0" fo:background-color="#ffff00" loext:char-shading-value="0" style:font-name-asian="Utopia-Bold1" style:font-size-asian="10pt" style:font-name-complex="Utopia-Bold1" style:font-size-complex="10pt"/>
    </style:style>
    <style:style style:name="T21" style:family="text">
      <style:text-properties fo:color="#000000" loext:opacity="100%" officeooo:rsid="0023888c"/>
    </style:style>
    <style:style style:name="T22" style:family="text">
      <style:text-properties fo:color="#000000" loext:opacity="100%" officeooo:rsid="0050ae6e" fo:background-color="#ffff00" loext:char-shading-value="0"/>
    </style:style>
    <style:style style:name="T23" style:family="text">
      <style:text-properties fo:color="#000000" loext:opacity="100%" officeooo:rsid="0060b5d0" fo:background-color="#ffff00" loext:char-shading-value="0"/>
    </style:style>
    <style:style style:name="T24" style:family="text">
      <style:text-properties fo:color="#000000" loext:opacity="100%" style:font-name="Bitstream Vera Sans2" fo:font-size="10pt" fo:font-style="normal" officeooo:rsid="0060b5d0" fo:background-color="#ffff00" loext:char-shading-value="0"/>
    </style:style>
    <style:style style:name="T25" style:family="text">
      <style:text-properties fo:color="#000000" loext:opacity="100%" officeooo:rsid="0050ae6e"/>
    </style:style>
    <style:style style:name="T26" style:family="text">
      <style:text-properties style:use-window-font-color="true" loext:opacity="0%"/>
    </style:style>
    <style:style style:name="T27" style:family="text">
      <style:text-properties style:use-window-font-color="true" loext:opacity="0%" style:font-name="Bitstream Vera Sans4" fo:font-size="10pt" fo:letter-spacing="normal" fo:font-style="normal" style:font-name-asian="Utopia-Regular" style:font-size-asian="10pt" style:font-style-asian="normal" style:font-name-complex="Utopia-Regular" style:font-size-complex="10pt" style:font-style-complex="normal"/>
    </style:style>
    <style:style style:name="T28" style:family="text">
      <style:text-properties style:use-window-font-color="true" loext:opacity="0%" style:font-name="Bitstream Vera Sans4" fo:font-size="10pt" fo:letter-spacing="normal" fo:font-style="normal" fo:font-weight="bold" style:font-name-asian="Utopia-Regular" style:font-size-asian="10pt" style:font-style-asian="normal" style:font-weight-asian="bold" style:font-name-complex="Utopia-Regular" style:font-size-complex="10pt" style:font-style-complex="normal" style:font-weight-complex="bold"/>
    </style:style>
    <style:style style:name="T29" style:family="text">
      <style:text-properties style:use-window-font-color="true" loext:opacity="0%" style:font-name="Bitstream Vera Sans4" fo:font-size="10pt" fo:letter-spacing="normal" fo:font-style="normal" fo:font-weight="normal" officeooo:rsid="0032a615" style:font-name-asian="Utopia-Bold" style:font-size-asian="10pt" style:font-style-asian="normal" style:font-weight-asian="normal" style:font-name-complex="Utopia-Bold" style:font-size-complex="10pt" style:font-style-complex="normal" style:font-weight-complex="normal"/>
    </style:style>
    <style:style style:name="T30" style:family="text">
      <style:text-properties style:use-window-font-color="true" loext:opacity="0%" style:font-name="Bitstream Vera Sans4" fo:font-size="10pt" fo:letter-spacing="normal" fo:font-style="normal" fo:font-weight="normal" officeooo:rsid="0044248d" style:font-name-asian="Utopia-Bold" style:font-size-asian="10pt" style:font-style-asian="normal" style:font-weight-asian="normal" style:font-name-complex="Utopia-Bold" style:font-size-complex="10pt" style:font-style-complex="normal" style:font-weight-complex="normal"/>
    </style:style>
    <style:style style:name="T31" style:family="text">
      <style:text-properties style:use-window-font-color="true" loext:opacity="0%" style:font-name="Bitstream Vera Sans4" fo:font-size="10pt" fo:letter-spacing="normal" fo:font-style="normal" fo:font-weight="normal" officeooo:rsid="00526b67" style:font-name-asian="Utopia-Bold" style:font-size-asian="10pt" style:font-style-asian="normal" style:font-weight-asian="normal" style:font-name-complex="Utopia-Bold" style:font-size-complex="10pt" style:font-style-complex="normal" style:font-weight-complex="normal"/>
    </style:style>
    <style:style style:name="T32" style:family="text">
      <style:text-properties style:use-window-font-color="true" loext:opacity="0%" style:font-name="Bitstream Vera Sans4" fo:font-size="10pt" fo:font-style="normal" officeooo:rsid="0040fd32" fo:background-color="#ffff00" loext:char-shading-value="0" style:font-size-asian="10pt" style:font-style-asian="normal" style:font-size-complex="10pt" style:font-style-complex="normal"/>
    </style:style>
    <style:style style:name="T33" style:family="text">
      <style:text-properties style:use-window-font-color="true" loext:opacity="0%" style:font-name="Bitstream Vera Sans4" fo:font-size="10pt" fo:font-weight="normal" fo:background-color="#ffff00" loext:char-shading-value="0" style:font-name-asian="Utopia-Bold1" style:font-size-asian="10pt" style:font-weight-asian="normal" style:font-name-complex="Utopia-Bold1" style:font-size-complex="10pt" style:font-weight-complex="normal"/>
    </style:style>
    <style:style style:name="T34" style:family="text">
      <style:text-properties style:use-window-font-color="true" loext:opacity="0%" style:font-name="Bitstream Vera Sans4" fo:font-size="10pt" fo:font-weight="normal" officeooo:rsid="004dcb58" fo:background-color="#ffff00" loext:char-shading-value="0" style:font-name-asian="Utopia-Bold1" style:font-size-asian="10pt" style:font-weight-asian="normal" style:font-name-complex="Utopia-Bold1" style:font-size-complex="10pt" style:font-weight-complex="normal"/>
    </style:style>
    <style:style style:name="T35" style:family="text">
      <style:text-properties style:use-window-font-color="true" loext:opacity="0%" style:font-name="Bitstream Vera Sans4" fo:font-size="10pt" fo:font-weight="bold" fo:background-color="#ffff00" loext:char-shading-value="0" style:font-name-asian="Utopia-Bold1" style:font-size-asian="10pt" style:font-weight-asian="bold" style:font-name-complex="Utopia-Bold1" style:font-size-complex="10pt" style:font-weight-complex="bold"/>
    </style:style>
    <style:style style:name="T36" style:family="text">
      <style:text-properties style:use-window-font-color="true" loext:opacity="0%" style:font-name="Bitstream Vera Sans4" fo:font-size="10pt" officeooo:rsid="004f4d53" fo:background-color="#ffff00" loext:char-shading-value="0" style:font-name-asian="Utopia-Bold1" style:font-size-asian="10pt" style:font-name-complex="Utopia-Bold1" style:font-size-complex="10pt"/>
    </style:style>
    <style:style style:name="T37" style:family="text">
      <style:text-properties style:use-window-font-color="true" loext:opacity="0%" style:font-name="Bitstream Vera Sans4" fo:font-size="10pt" officeooo:rsid="004dcb58" fo:background-color="#ffff00" loext:char-shading-value="0" style:font-name-asian="Utopia-Bold1" style:font-size-asian="10pt" style:font-name-complex="Utopia-Bold1" style:font-size-complex="10pt"/>
    </style:style>
    <style:style style:name="T38" style:family="text">
      <style:text-properties style:use-window-font-color="true" loext:opacity="0%" style:font-name="Bitstream Vera Sans4" fo:font-size="10pt" fo:background-color="#ffff00" loext:char-shading-value="0" style:font-size-asian="10pt" style:font-size-complex="10pt"/>
    </style:style>
    <style:style style:name="T39" style:family="text">
      <style:text-properties style:use-window-font-color="true" loext:opacity="0%" style:font-name="Bitstream Vera Sans4" fo:font-size="10pt" officeooo:rsid="004ff440" fo:background-color="#ffff00" loext:char-shading-value="0" style:font-size-asian="10pt" style:font-size-complex="10pt"/>
    </style:style>
    <style:style style:name="T40" style:family="text">
      <style:text-properties style:use-window-font-color="true" loext:opacity="0%" fo:font-size="9pt" style:font-size-asian="9pt" style:font-size-complex="9pt"/>
    </style:style>
    <style:style style:name="T41" style:family="text">
      <style:text-properties style:use-window-font-color="true" loext:opacity="0%" fo:letter-spacing="-0.004cm"/>
    </style:style>
    <style:style style:name="T42" style:family="text">
      <style:text-properties style:use-window-font-color="true" loext:opacity="0%" officeooo:rsid="0041e444" fo:background-color="#ffff00" loext:char-shading-value="0"/>
    </style:style>
    <style:style style:name="T43" style:family="text">
      <style:text-properties style:use-window-font-color="true" loext:opacity="0%" officeooo:rsid="004892a5" fo:background-color="#ffff00" loext:char-shading-value="0"/>
    </style:style>
    <style:style style:name="T44" style:family="text">
      <style:text-properties style:use-window-font-color="true" loext:opacity="0%" officeooo:rsid="0061be01" fo:background-color="#ffff00" loext:char-shading-value="0"/>
    </style:style>
    <style:style style:name="T45" style:family="text">
      <style:text-properties style:use-window-font-color="true" loext:opacity="0%" fo:letter-spacing="normal"/>
    </style:style>
    <style:style style:name="T46" style:family="text">
      <style:text-properties style:use-window-font-color="true" loext:opacity="0%" fo:letter-spacing="normal" officeooo:rsid="004dcb58" fo:background-color="#ffff00" loext:char-shading-value="0"/>
    </style:style>
    <style:style style:name="T47" style:family="text">
      <style:text-properties style:use-window-font-color="true" loext:opacity="0%" fo:letter-spacing="normal" officeooo:rsid="0060b5d0" fo:background-color="#ffff00" loext:char-shading-value="0"/>
    </style:style>
    <style:style style:name="T48" style:family="text">
      <style:text-properties style:use-window-font-color="true" loext:opacity="0%" style:font-name="Bitstream Vera Sans2" fo:font-size="10pt" fo:letter-spacing="normal" fo:font-style="normal" fo:font-weight="normal" officeooo:rsid="0060b5d0" fo:background-color="#ffff00" loext:char-shading-value="0"/>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text-position="0% 100%" fo:font-size="10pt" style:text-underline-style="none" fo:font-weight="normal" officeooo:rsid="0013f8a6" fo:background-color="transparent" loext:char-shading-value="0" style:font-size-asian="10pt" style:font-weight-asian="normal" style:font-weight-complex="normal"/>
    </style:style>
    <style:style style:name="T52" style:family="text">
      <style:text-properties style:text-position="0% 100%" fo:font-weight="normal" officeooo:rsid="0046dd4d" style:font-name-asian="OpenSymbol" style:font-size-asian="10pt" style:font-style-asian="normal" style:font-weight-asian="normal" style:font-name-complex="OpenSymbol" style:font-size-complex="10pt" style:font-style-complex="normal" style:font-weight-complex="normal"/>
    </style:style>
    <style:style style:name="T53" style:family="text">
      <style:text-properties fo:color="#1ca2b8" loext:opacity="100%" style:font-name="Bitstream Vera Sans4" fo:font-size="10pt" fo:font-weight="bold" officeooo:rsid="0032a615" style:font-name-asian="Utopia-Bold" style:font-size-asian="10pt" style:font-weight-asian="bold" style:font-name-complex="Utopia-Bold" style:font-size-complex="10pt" style:font-weight-complex="bold"/>
    </style:style>
    <style:style style:name="T54" style:family="text">
      <style:text-properties fo:color="#1ca2b8" loext:opacity="100%" style:font-name="Bitstream Vera Sans4" fo:font-size="10pt" fo:letter-spacing="normal" fo:font-style="normal" fo:font-weight="bold" officeooo:rsid="0032a615" style:font-name-asian="Utopia-Bold" style:font-size-asian="10pt" style:font-style-asian="normal" style:font-weight-asian="bold" style:font-name-complex="Utopia-Bold" style:font-size-complex="10pt" style:font-style-complex="normal" style:font-weight-complex="bold"/>
    </style:style>
    <style:style style:name="T55" style:family="text">
      <style:text-properties fo:color="#1ca2b8" loext:opacity="100%" style:font-name="Bitstream Vera Sans4" fo:font-size="10pt" fo:letter-spacing="normal" fo:font-style="normal" fo:font-weight="bold" officeooo:rsid="0044248d" style:font-name-asian="Utopia-Bold" style:font-size-asian="10pt" style:font-style-asian="normal" style:font-weight-asian="bold" style:font-name-complex="Utopia-Bold" style:font-size-complex="10pt" style:font-style-complex="normal" style:font-weight-complex="bold"/>
    </style:style>
    <style:style style:name="T56" style:family="text">
      <style:text-properties fo:letter-spacing="-0.007cm"/>
    </style:style>
    <style:style style:name="T57" style:family="text">
      <style:text-properties fo:letter-spacing="-0.007cm" officeooo:rsid="0023888c"/>
    </style:style>
    <style:style style:name="T58" style:family="text">
      <style:text-properties fo:letter-spacing="-0.007cm" officeooo:rsid="00436f08"/>
    </style:style>
    <style:style style:name="T59" style:family="text">
      <style:text-properties officeooo:rsid="0040fd32"/>
    </style:style>
    <style:style style:name="T60" style:family="text">
      <style:text-properties officeooo:rsid="0041e444"/>
    </style:style>
    <style:style style:name="T61" style:family="text">
      <style:text-properties officeooo:rsid="0044248d"/>
    </style:style>
    <style:style style:name="T62" style:family="text">
      <style:text-properties fo:font-size="10pt" style:font-size-asian="10pt" style:font-size-complex="10pt"/>
    </style:style>
    <style:style style:name="T63" style:family="text">
      <style:text-properties fo:background-color="#ffff00" loext:char-shading-value="0"/>
    </style:style>
    <style:style style:name="T64" style:family="text">
      <style:text-properties officeooo:rsid="004892a5" fo:background-color="#ffff00" loext:char-shading-value="0"/>
    </style:style>
    <style:style style:name="T65" style:family="text">
      <style:text-properties officeooo:rsid="0049d26c" fo:background-color="#ffff00" loext:char-shading-value="0"/>
    </style:style>
    <style:style style:name="T66" style:family="text">
      <style:text-properties officeooo:rsid="0040fd32" fo:background-color="#ffff00" loext:char-shading-value="0"/>
    </style:style>
    <style:style style:name="T67" style:family="text">
      <style:text-properties officeooo:rsid="0061be01" fo:background-color="#ffff00" loext:char-shading-value="0"/>
    </style:style>
    <style:style style:name="T68" style:family="text">
      <style:text-properties officeooo:rsid="0023888c"/>
    </style:style>
    <style:style style:name="T69" style:family="text">
      <style:text-properties officeooo:rsid="0052cf6d"/>
    </style:style>
    <style:style style:name="T70" style:family="text">
      <style:text-properties fo:color="#009999" loext:opacity="100%" fo:font-weight="bold" style:font-weight-asian="bold" style:font-weight-complex="bold"/>
    </style:style>
    <style:style style:name="T71" style:family="text">
      <style:text-properties officeooo:rsid="00526b67"/>
    </style:style>
    <style:style style:name="T72" style:family="text">
      <style:text-properties officeooo:rsid="00531583"/>
    </style:style>
    <style:style style:name="T73" style:family="text">
      <style:text-properties officeooo:rsid="004ff440"/>
    </style:style>
    <style:style style:name="T74" style:family="text">
      <style:text-properties style:font-name="Bitstream Vera Sans2" fo:font-size="10pt" fo:background-color="#ffff00" loext:char-shading-value="0"/>
    </style:style>
    <style:style style:name="T75" style:family="text">
      <style:text-properties style:font-name="Bitstream Vera Sans2" fo:font-size="10pt" officeooo:rsid="0050ae6e" fo:background-color="#ffff00" loext:char-shading-value="0"/>
    </style:style>
    <style:style style:name="T76"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7" style:family="text">
      <style:text-properties fo:font-size="12pt"/>
    </style:style>
    <style:style style:name="T78" style:family="text">
      <style:text-properties fo:font-variant="normal" fo:text-transform="none" style:use-window-font-color="true" loext:opacity="0%" style:text-outline="false" style:text-line-through-style="none" style:text-line-through-type="none" style:font-name="Bitstream Vera Sans4" fo:font-size="10pt" fo:font-style="normal" fo:text-shadow="none"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ffcc00" loext:opacity="100%" style:text-outline="false" style:text-line-through-style="none" style:text-line-through-type="none" style:font-name="Bitstream Vera Sans4" fo:font-size="10pt" fo:font-style="normal" fo:text-shadow="none" style:text-underline-style="none" fo:font-weight="bold" style:letter-kerning="true" fo:background-color="transparent"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font-name="Bitstream Vera Sans4" fo:font-size="8pt" fo:font-style="normal" fo:text-shadow="none" style:text-underline-style="none" fo:font-weight="normal" style:letter-kerning="true" style:font-name-asian="Microsoft YaHei" style:font-size-asian="8pt" style:font-style-asian="normal" style:font-weight-asian="normal" style:font-name-complex="Lucida Sans" style:font-size-complex="8pt" style:font-style-complex="normal" style:font-weight-complex="normal" style:text-emphasize="none" style:font-relief="none" style:text-overline-style="none" style:text-overline-color="font-color"/>
    </style:style>
    <style:style style:name="T81" style:family="text">
      <style:text-properties fo:color="#ffffff" loext:opacity="100%" style:font-name="Bitstream Vera Sans4" fo:font-size="16pt" fo:font-weight="bold" style:font-size-asian="16pt" style:font-weight-asian="bold" style:font-size-complex="16pt" style:font-weight-complex="bold"/>
    </style:style>
    <style:style style:name="T82" style:family="text">
      <style:text-properties fo:color="#ffffff" loext:opacity="100%" style:font-name="Bitstream Vera Sans4"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_5f_Formule_20_corrigée">
      <style:graphic-properties style:vertical-pos="middle" style:vertical-rel="text" style:horizontal-pos="from-left" style:horizontal-rel="paragraph-content" draw:ole-draw-aspect="1"/>
    </style:style>
    <style:style style:name="fr5"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Bold_5f_niv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2ffff" draw:textarea-horizontal-align="justify" draw:textarea-vertical-align="middle" draw:auto-grow-height="false" fo:min-height="7.131cm" fo:min-width="9.063cm" fo:margin-left="0cm" fo:margin-right="0.1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026cm" svg:stroke-color="#000000" draw:marker-start="" draw:marker-start-width="0.199cm" draw:marker-start-center="false" draw:marker-end="" draw:marker-end-width="0.199cm" draw:marker-end-center="false" draw:fill="solid" draw:fill-color="#729fcf"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6" style:family="graphic">
      <style:graphic-properties style:run-through="foreground"/>
    </style:style>
    <style:style style:name="gr7" style:family="graphic">
      <style:graphic-properties draw:stroke="solid" svg:stroke-width="0.026cm" svg:stroke-color="#000000" draw:marker-start="" draw:marker-start-width="0.199cm" draw:marker-start-center="false" draw:marker-end="" draw:marker-end-width="0.199cm" draw:marker-end-center="false" draw:fill="solid" draw:fill-color="#000000" draw:textarea-horizontal-align="center" draw:textarea-vertical-align="middle" fo:padding-top="0.138cm" fo:padding-bottom="0.138cm" fo:padding-left="0.263cm" fo:padding-right="0.263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937cm" fo:min-width="0.004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color="#000000" draw:fill="solid" draw:fill-color="#ffff00"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ffff00"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fo:margin-top="0.199cm" fo:margin-bottom="0.199cm" style:run-through="foreground" style:wrap="none"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28cm" svg:stroke-color="#000000" draw:marker-start="" draw:marker-start-width="0.242cm" draw:marker-start-center="false" draw:marker-end="Arrow_20_concave" draw:marker-end-width="0.15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14" style:family="graphic">
      <style:graphic-properties draw:stroke="solid" svg:stroke-width="0.028cm" svg:stroke-color="#ffcc00" draw:marker-start="" draw:marker-start-width="0.242cm" draw:marker-start-center="false" draw:marker-end="" draw:marker-end-width="0.242cm" draw:marker-end-center="false" draw:fill="none" draw:fill-color="#729fcf" draw:textarea-horizontal-align="justify" draw:textarea-vertical-align="middle" draw:auto-grow-height="false" fo:min-height="0.307cm" fo:min-width="1.214cm" fo:padding-top="0.139cm" fo:padding-bottom="0.139cm" fo:padding-left="0.265cm" fo:padding-right="0.265cm" fo:wrap-option="no-wrap" draw:shadow="hidden" draw:shadow-offset-x="0.199cm" draw:shadow-offset-y="0.199cm" draw:shadow-color="#808080" style:run-through="foreground"/>
      <style:paragraph-properties style:writing-mode="lr-tb"/>
    </style:style>
    <style:style style:name="gr15" style:family="graphic">
      <style:graphic-properties draw:stroke="solid" svg:stroke-width="0.028cm" svg:stroke-color="#ff9999" draw:marker-start="" draw:marker-start-width="0.242cm" draw:marker-start-center="false" draw:marker-end="" draw:marker-end-width="0.242cm" draw:marker-end-center="false" draw:fill="none" draw:fill-color="#729fcf" draw:textarea-horizontal-align="justify" draw:textarea-vertical-align="middle" draw:auto-grow-height="false" fo:min-height="0.307cm" fo:min-width="1.328cm" fo:padding-top="0.139cm" fo:padding-bottom="0.139cm" fo:padding-left="0.265cm" fo:padding-right="0.265cm" fo:wrap-option="no-wrap" draw:shadow="hidden" draw:shadow-offset-x="0.199cm" draw:shadow-offset-y="0.199cm" draw:shadow-color="#808080" style:run-through="foreground"/>
      <style:paragraph-properties style:writing-mode="lr-tb"/>
    </style:style>
    <style:style style:name="gr16"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draw:auto-grow-height="false" fo:min-height="0.309cm" fo:min-width="1.328cm" fo:padding-top="0.139cm" fo:padding-bottom="0.139cm" fo:padding-left="0.265cm" fo:padding-right="0.265cm" fo:wrap-option="no-wrap" draw:shadow="hidden" draw:shadow-offset-x="0.199cm" draw:shadow-offset-y="0.199cm" draw:shadow-color="#808080" style:run-through="foreground"/>
      <style:paragraph-properties style:writing-mode="lr-tb"/>
    </style:style>
    <style:style style:name="gr17" style:family="graphic">
      <style:graphic-properties draw:stroke="solid" svg:stroke-width="0.028cm" svg:stroke-color="#ff9900"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328cm" fo:padding-top="0.139cm" fo:padding-bottom="0.139cm" fo:padding-left="0.265cm" fo:padding-right="0.265cm" fo:wrap-option="no-wrap" draw:shadow="hidden" draw:shadow-offset-x="0.199cm" draw:shadow-offset-y="0.199cm" draw:shadow-color="#808080" style:run-through="foreground"/>
      <style:paragraph-properties style:writing-mode="lr-tb"/>
    </style:style>
    <style:style style:name="gr18" style:family="graphic">
      <style:graphic-properties draw:stroke="solid" svg:stroke-width="0.028cm" svg:stroke-color="#ffcc00"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106cm" fo:padding-top="0.139cm" fo:padding-bottom="0.139cm" fo:padding-left="0.265cm" fo:padding-right="0.265cm" fo:wrap-option="no-wrap" draw:shadow="hidden" draw:shadow-offset-x="0.199cm" draw:shadow-offset-y="0.199cm" draw:shadow-color="#808080" style:run-through="foreground"/>
      <style:paragraph-properties style:writing-mode="lr-tb"/>
    </style:style>
    <style:style style:name="gr19" style:family="graphic">
      <style:graphic-properties draw:stroke="solid" svg:stroke-width="0.028cm" svg:stroke-color="#ff9999"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106cm" fo:padding-top="0.139cm" fo:padding-bottom="0.139cm" fo:padding-left="0.265cm" fo:padding-right="0.265cm" fo:wrap-option="no-wrap" draw:shadow="hidden" draw:shadow-offset-x="0.199cm" draw:shadow-offset-y="0.199cm" draw:shadow-color="#808080" style:run-through="foreground"/>
      <style:paragraph-properties style:writing-mode="lr-tb"/>
    </style:style>
    <style:style style:name="gr20" style:family="graphic">
      <style:graphic-properties draw:stroke="solid" svg:stroke-width="0.028cm" svg:stroke-color="#ff3333"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106cm" fo:padding-top="0.139cm" fo:padding-bottom="0.139cm" fo:padding-left="0.265cm" fo:padding-right="0.265cm" fo:wrap-option="no-wrap" draw:shadow="hidden" draw:shadow-offset-x="0.199cm" draw:shadow-offset-y="0.199cm" draw:shadow-color="#808080" style:run-through="foreground"/>
      <style:paragraph-properties style:writing-mode="lr-tb"/>
    </style:style>
    <style:style style:name="gr21" style:family="graphic">
      <style:graphic-properties draw:stroke="solid" svg:stroke-width="0.028cm" svg:stroke-color="#ff9900" draw:marker-start="" draw:marker-start-width="0.242cm" draw:marker-start-center="false" draw:marker-end="" draw:marker-end-width="0.242cm" draw:marker-end-center="false" draw:fill="none" draw:fill-color="#729fcf" draw:textarea-horizontal-align="justify" draw:textarea-vertical-align="middle" draw:auto-grow-height="false" fo:min-height="0.305cm" fo:min-width="1.106cm" fo:padding-top="0.139cm" fo:padding-bottom="0.139cm" fo:padding-left="0.265cm" fo:padding-right="0.265cm" fo:wrap-option="no-wrap" draw:shadow="hidden" draw:shadow-offset-x="0.199cm" draw:shadow-offset-y="0.199cm" draw:shadow-color="#808080" style:run-through="foreground"/>
      <style:paragraph-properties style:writing-mode="lr-tb"/>
    </style:style>
    <style:style style:name="gr22" style:family="graphic">
      <style:graphic-properties draw:stroke="solid" svg:stroke-width="0.028cm" svg:stroke-color="#000000"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1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00" draw:textarea-horizontal-align="justify" fo:min-height="0.413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000000" draw:marker-start="" draw:marker-start-width="0.199cm" draw:marker-start-center="false" draw:marker-end="Short_20_line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28"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29"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draw:fill-color="#e8c32a" draw:textarea-horizontal-align="justify" draw:textarea-vertical-align="middle" draw:auto-grow-height="false" fo:min-height="0.57cm" fo:min-width="3.893cm" style:run-through="foreground"/>
      <style:paragraph-properties style:writing-mode="lr-tb"/>
    </style:style>
    <style:style style:name="gr32" style:family="graphic">
      <style:graphic-properties draw:stroke="none" draw:fill="solid" draw:fill-color="#9d0f89"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path text:anchor-type="page" text:anchor-page-number="1" draw:z-index="1" draw:name="Forme4" draw:style-name="gr32" draw:text-style-name="P121" svg:width="4.329cm" svg:height="2.24cm" svg:x="0cm" svg:y="0cm" svg:viewBox="0 0 4330 2241" svg:d="M0 2241l3984-288c209-15 363-168 345-342l-170-1611h-4159z">
        <text:p/>
      </draw:path>
      <draw:path text:anchor-type="page" text:anchor-page-number="2" draw:z-index="0" draw:name="Forme5" draw:style-name="gr32" draw:text-style-name="P121" svg:width="4.329cm" svg:height="2.24cm" svg:x="0cm" svg:y="0cm" svg:viewBox="0 0 4330 2241" svg:d="M0 2241l3984-288c209-15 363-168 345-342l-170-1611h-4159z">
        <text:p/>
      </draw:path>
      <text:h text:style-name="P99" text:outline-level="1"><draw:g text:anchor-type="paragraph" draw:z-index="2" draw:name="Forme6" draw:style-name="gr2"><draw:custom-shape draw:style-name="gr31" draw:text-style-name="P120" svg:width="3.964cm" svg:height="0.641cm" draw:transform="skewX (0.00279252680319092) rotate (0.0872664625997165) translate (-0.370416666666667cm -0.0934861111111111cm)"><text:p text:style-name="P119"><text:span text:style-name="T82">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frame draw:style-name="fr1" draw:name="Cadre3" text:anchor-type="as-char" svg:width="9.135cm" draw:z-index="3"><draw:text-box fo:min-height="3.93cm"><text:section text:style-name="Sect1" text:name="Section4"><text:p text:style-name="P29"/><text:p text:style-name="P33">Détermine la probabilité de tirer un as ou un trèfle dans un jeu de 32 cartes.</text:p><text:p text:style-name="P32"><text:span text:style-name="Bold_5f_niv1">Correction</text:span></text:p><text:p text:style-name="P39"><text:span text:style-name="_5f_correction"><text:span text:style-name="T51">Dans un jeu de 32 cartes, il y a quatre as et huit trèfles (dont un as). Il y a donc onze chances sur 32 de tirer un as ou un trèfle soit une probabilité de </text:span></text:span><text:span text:style-name="_5f_correction"><text:span text:style-name="T51"><draw:frame draw:style-name="fr5" draw:name="Objet9" text:anchor-type="as-char" svg:width="0.517cm" svg:height="0.87cm" draw:z-index="4"><draw:object xlink:href="./Object 1" xlink:type="simple" xlink:show="embed" xlink:actuate="onLoad"/><draw:image xlink:href="./ObjectReplacements/Object 1" xlink:type="simple" xlink:show="embed" xlink:actuate="onLoad"/><svg:desc>formule</svg:desc></draw:frame></text:span></text:span><text:span text:style-name="_5f_correction"><text:span text:style-name="T51">.</text:span></text:span></text:p></text:section></draw:text-box></draw:frame></text:h>
      <text:list xml:id="list3981591051" text:style-name="Num_5f_Exo">
        <text:list-item>
          <text:h text:style-name="P55" text:outline-level="1"><text:span text:style-name="T62"> </text:span><text:span text:style-name="T10">Pour </text:span><text:span text:style-name="_5f_correction"><text:span text:style-name="T10">chacun des événements ci-dessous, </text:span></text:span><text:span text:style-name="_5f_correction"><text:span text:style-name="T11">indique si les événements ci‑dessous relèvent du hasard et si oui </text:span></text:span><text:span text:style-name="_5f_correction"><text:span text:style-name="T10">place‑les </text:span></text:span><text:span text:style-name="_5f_correction"><text:span text:style-name="T11">sur l'échelle</text:span></text:span><text:span text:style-name="_5f_correction"><text:span text:style-name="T10"> ci‑dessous </text:span></text:span><text:span text:style-name="_5f_correction"><text:span text:style-name="T11">comme dans l'exemple</text:span></text:span><text:span text:style-name="_5f_correction"><text:span text:style-name="T10">. </text:span></text:span></text:h>
        </text:list-item>
      </text:list>
      <text:list xml:id="list3803153780" text:style-name="liste_5f_abc">
        <text:list-item>
          <text:p text:style-name="P69"><draw:g text:anchor-type="paragraph" draw:z-index="32" draw:name="Forme6_0" draw:style-name="gr12"><draw:line draw:style-name="gr13" draw:text-style-name="P110" svg:x1="0.706cm" svg:y1="1.996cm" svg:x2="7.706cm" svg:y2="1.996cm"><text:p/></draw:line><draw:custom-shape draw:style-name="gr18" draw:text-style-name="P112" svg:width="2.502cm" svg:height="0.9cm" svg:x="0.605cm" svg:y="1.089cm"><text:p text:style-name="P111"><text:span text:style-name="T78">im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9" draw:text-style-name="P112" svg:width="2.5cm" svg:height="0.9cm" svg:x="6.185cm" svg:y="0.671cm"><text:p text:style-name="P111"><text:span text:style-name="T78">Très</text:span><text:span text:style-name="T78"><text:line-break/></text:span><text:span text:style-name="T78">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20" draw:text-style-name="P112" svg:width="2.502cm" svg:height="0.9cm" svg:x="4.11cm" svg:y="1.092cm"><text:p text:style-name="P111"><text:span text:style-name="T78">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21" draw:text-style-name="P112" svg:width="2.502cm" svg:height="0.9cm" svg:x="2.188cm" svg:y="0.54cm"><text:p text:style-name="P111"><text:span text:style-name="T78">Peu</text:span><text:span text:style-name="T78"><text:line-break/></text:span><text:span text:style-name="T78">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 draw:text-style-name="P113" svg:width="2.401cm" svg:height="0.664cm" draw:transform="rotate (1.5707963267949) translate (0.405694444444444cm 4.19629166666667cm)"><draw:text-box><text:p text:style-name="P101"><text:span text:style-name="T78">impossible</text:span></text:p></draw:text-box></draw:frame><draw:frame draw:style-name="gr3" draw:text-style-name="P113" svg:width="2.401cm" svg:height="0.664cm" draw:transform="rotate (1.5707963267949) translate (0.405694444444444cm 4.19629166666667cm)"><draw:text-box><text:p text:style-name="P101"><text:span text:style-name="T78">impossible</text:span></text:p></draw:text-box></draw:frame><draw:frame draw:style-name="gr3" draw:text-style-name="P113" svg:width="2.401cm" svg:height="0.664cm" draw:transform="rotate (1.5707963267949) translate (7.24605555555556cm 3.79588888888889cm)"><draw:text-box><text:p text:style-name="P101"><text:span text:style-name="T78">certain</text:span></text:p></draw:text-box></draw:frame><draw:line draw:style-name="gr22" draw:text-style-name="P110" svg:x1="4.206cm" svg:y1="1.696cm" svg:x2="4.206cm" svg:y2="2.296cm"><text:p/></draw:line><draw:frame draw:style-name="gr23" draw:text-style-name="P114" svg:width="1.001cm" svg:height="0.664cm" svg:x="3.906cm" svg:y="2.196cm"><draw:text-box><text:p text:style-name="P101"><text:span text:style-name="T79">a.</text:span></text:p></draw:text-box></draw:frame></draw:g><draw:frame text:anchor-type="paragraph" draw:z-index="34" draw:name="Forme1_0" draw:style-name="gr11" draw:text-style-name="P109" svg:width="0.638cm" svg:height="0.652cm" svg:x="2.469cm" svg:y="1.997cm"><draw:text-box><text:p><text:s/>d.</text:p></draw:text-box></draw:frame><draw:frame text:anchor-type="paragraph" draw:z-index="35" draw:name="Forme1_1" draw:style-name="gr11" draw:text-style-name="P109" svg:width="0.638cm" svg:height="0.652cm" svg:x="0.706cm" svg:y="1.997cm"><draw:text-box><text:p><text:s/>e.</text:p></draw:text-box></draw:frame>Obtenir pile au jeu de pile ou face. <text:span text:style-name="_5f_pointillés_20_gris"><text:s/></text:span><text:span text:style-name="_5f_pointillés_20_gris"><text:span text:style-name="T44">oui</text:span></text:span></text:p>
        </text:list-item>
        <text:list-item>
          <text:p text:style-name="P68">La fête nationale aura lieu le 14 juillet.<text:span text:style-name="T63"> </text:span><text:span text:style-name="T64">no</text:span><text:span text:style-name="T65">n</text:span></text:p>
        </text:list-item>
        <text:list-item>
          <text:p text:style-name="P68">Un élève <text:span text:style-name="T59">aura un tee-shirt blanc demain. </text:span><text:span text:style-name="T66"><text:s/></text:span><text:span text:style-name="T64">non</text:span></text:p>
        </text:list-item>
        <text:list-item>
          <text:p text:style-name="P70">Obtenir 6 avec un dé à 6 faces. <text:span text:style-name="T67">oui</text:span><text:span text:style-name="T65"> </text:span></text:p>
        </text:list-item>
        <text:list-item>
          <text:p text:style-name="P71">Trouver la bonne combinaison au loto. <text:span text:style-name="T67">oui</text:span><text:span text:style-name="T65"> </text:span></text:p>
        </text:list-item>
        <text:list-item>
          <text:p text:style-name="P68"><text:span text:style-name="T60">Demain il fera beau. </text:span><text:span text:style-name="_5f_pointillés_20_gris"><text:span text:style-name="T42"><text:s/></text:span></text:span><text:span text:style-name="_5f_pointillés_20_gris"><text:span text:style-name="T44">n</text:span></text:span><text:span text:style-name="_5f_pointillés_20_gris"><text:span text:style-name="T43">on <text:s/></text:span></text:span></text:p>
        </text:list-item>
      </text:list>
      <text:list xml:id="list91040443861167" text:continue-list="list3981591051" text:style-name="Num_5f_Exo">
        <text:list-item>
          <text:h text:style-name="P56" text:outline-level="1"> Une roue de loterie est partagée en huit secteurs identiques numérotés de 1 à 8.</text:h>
        </text:list-item>
      </text:list>
      <text:list xml:id="list2142068331" text:style-name="_5f_Numérotation_20_des_20_exercices_20_livrets">
        <text:list-header>
          <text:p text:style-name="P72">Gradue l'échelle ci‑dessous et places‑y les événements suivants. </text:p>
        </text:list-header>
      </text:list>
      <text:list xml:id="list91040181390919" text:continue-list="list3803153780" text:style-name="liste_5f_abc">
        <text:list-item text:start-value="1">
          <text:p text:style-name="P74"><draw:g text:anchor-type="paragraph" draw:z-index="33" draw:name="Forme7" draw:style-name="gr12"><draw:line draw:style-name="gr13" draw:text-style-name="P110" svg:x1="0.188cm" svg:y1="2.355cm" svg:x2="8.138cm" svg:y2="2.355cm"><text:p/></draw:line><draw:custom-shape draw:style-name="gr14" draw:text-style-name="P112" svg:width="2.668cm" svg:height="0.902cm" svg:x="0.247cm" svg:y="1.448cm"><text:p text:style-name="P111"><text:span text:style-name="T78">im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5" draw:text-style-name="P112" svg:width="2.841cm" svg:height="0.902cm" svg:x="6.01cm" svg:y="0.831cm"><text:p text:style-name="P111"><text:span text:style-name="T78">Très</text:span><text:span text:style-name="T78"><text:line-break/></text:span><text:span text:style-name="T78">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6" draw:text-style-name="P112" svg:width="2.842cm" svg:height="0.904cm" svg:x="4.053cm" svg:y="1.451cm"><text:p text:style-name="P111"><text:span text:style-name="T78">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17" draw:text-style-name="P112" svg:width="2.841cm" svg:height="0.9cm" svg:x="1.871cm" svg:y="0.7cm"><text:p text:style-name="P111"><text:span text:style-name="T78">Peu</text:span><text:span text:style-name="T78"><text:line-break/></text:span><text:span text:style-name="T78">probable</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 draw:text-style-name="P113" svg:width="2.401cm" svg:height="0.664cm" draw:transform="rotate (1.5707963267949) translate (0cm 4.75544444444444cm)"><draw:text-box><text:p text:style-name="P101"><text:span text:style-name="T78">impossible</text:span></text:p></draw:text-box></draw:frame><draw:frame draw:style-name="gr3" draw:text-style-name="P113" svg:width="2.401cm" svg:height="0.664cm" draw:transform="rotate (1.5707963267949) translate (7.61294444444444cm 4.15748611111111cm)"><draw:text-box><text:p text:style-name="P101"><text:span text:style-name="T78">certain</text:span></text:p></draw:text-box></draw:frame></draw:g><draw:frame text:anchor-type="paragraph" draw:z-index="36" draw:name="Forme1_2" draw:style-name="gr11" draw:text-style-name="P109" svg:width="0.638cm" svg:height="0.652cm" svg:x="0.965cm" svg:y="2.489cm"><draw:text-box><text:p><text:s/>a.</text:p></draw:text-box></draw:frame><draw:frame text:anchor-type="paragraph" draw:z-index="37" draw:name="Forme1_3" draw:style-name="gr11" draw:text-style-name="P109" svg:width="0.638cm" svg:height="0.652cm" svg:x="4.523cm" svg:y="2.355cm"><draw:text-box><text:p><text:s/>b.</text:p></draw:text-box></draw:frame><draw:frame text:anchor-type="paragraph" draw:z-index="38" draw:name="Forme1_8" draw:style-name="gr10" draw:text-style-name="P108" svg:width="0.638cm" svg:height="0.489cm" svg:x="3.568cm" svg:y="2.676cm"><draw:text-box><text:p><text:span text:style-name="T77"><text:s/></text:span><text:span text:style-name="T77">c.</text:span></text:p></draw:text-box></draw:frame>« Obtenir 2»</text:p>
        </text:list-item>
        <text:list-item>
          <text:p text:style-name="P74">« Obtenir un multiple de 2»</text:p>
        </text:list-item>
        <text:list-item>
          <text:p text:style-name="P74">« Obtenir un nombre supérieur à 4 »</text:p>
        </text:list-item>
      </text:list>
      <text:list xml:id="list91041215781420" text:continue-list="list91040443861167" text:style-name="Num_5f_Exo">
        <text:list-item>
          <text:h text:style-name="P58" text:outline-level="1"> On tire au hasard un jeton parmi vingt-six jetons marqués <text:span text:style-name="T68">chacun </text:span>d'une lettre <text:span text:style-name="T68">différente </text:span>de l'alphabet. </text:h>
        </text:list-item>
      </text:list>
      <text:p text:style-name="P34">Gradue l'axe ci‑dessous et places‑y les probabilités des <text:span text:style-name="T69">événements</text:span> suivants. </text:p>
      <text:p text:style-name="P34"><draw:g text:anchor-type="as-char" svg:y="0.097cm" draw:z-index="31" draw:name="Forme2_0" draw:style-name="gr24"><draw:g draw:style-name="gr6"><draw:line draw:style-name="gr5" draw:text-style-name="P104" svg:x1="1.057cm" svg:y1="1.158cm" svg:x2="1.057cm" svg:y2="1.088cm"><text:p/></draw:line><draw:line draw:style-name="gr5" draw:text-style-name="P104" svg:x1="1.391cm" svg:y1="1.158cm" svg:x2="1.391cm" svg:y2="1.088cm"><text:p/></draw:line><draw:line draw:style-name="gr5" draw:text-style-name="P104" svg:x1="1.724cm" svg:y1="1.158cm" svg:x2="1.724cm" svg:y2="1.088cm"><text:p/></draw:line><draw:line draw:style-name="gr5" draw:text-style-name="P104" svg:x1="2.057cm" svg:y1="1.158cm" svg:x2="2.057cm" svg:y2="1.088cm"><text:p/></draw:line><draw:line draw:style-name="gr5" draw:text-style-name="P104" svg:x1="2.391cm" svg:y1="1.158cm" svg:x2="2.391cm" svg:y2="1.088cm"><text:p/></draw:line><draw:line draw:style-name="gr5" draw:text-style-name="P104" svg:x1="2.724cm" svg:y1="1.158cm" svg:x2="2.724cm" svg:y2="1.088cm"><text:p/></draw:line><draw:line draw:style-name="gr5" draw:text-style-name="P104" svg:x1="3.057cm" svg:y1="1.158cm" svg:x2="3.057cm" svg:y2="1.088cm"><text:p/></draw:line><draw:line draw:style-name="gr5" draw:text-style-name="P104" svg:x1="3.391cm" svg:y1="1.158cm" svg:x2="3.391cm" svg:y2="1.088cm"><text:p/></draw:line><draw:line draw:style-name="gr5" draw:text-style-name="P104" svg:x1="3.724cm" svg:y1="1.158cm" svg:x2="3.724cm" svg:y2="1.088cm"><text:p/></draw:line><draw:line draw:style-name="gr5" draw:text-style-name="P104" svg:x1="4.057cm" svg:y1="1.158cm" svg:x2="4.057cm" svg:y2="1.088cm"><text:p/></draw:line><draw:line draw:style-name="gr5" draw:text-style-name="P104" svg:x1="4.391cm" svg:y1="1.158cm" svg:x2="4.391cm" svg:y2="1.088cm"><text:p/></draw:line><draw:line draw:style-name="gr5" draw:text-style-name="P104" svg:x1="4.724cm" svg:y1="1.158cm" svg:x2="4.724cm" svg:y2="1.088cm"><text:p/></draw:line><draw:line draw:style-name="gr5" draw:text-style-name="P104" svg:x1="5.057cm" svg:y1="1.158cm" svg:x2="5.057cm" svg:y2="1.088cm"><text:p/></draw:line><draw:line draw:style-name="gr5" draw:text-style-name="P104" svg:x1="5.391cm" svg:y1="1.158cm" svg:x2="5.391cm" svg:y2="1.088cm"><text:p/></draw:line><draw:line draw:style-name="gr5" draw:text-style-name="P104" svg:x1="5.724cm" svg:y1="1.158cm" svg:x2="5.724cm" svg:y2="1.088cm"><text:p/></draw:line><draw:line draw:style-name="gr5" draw:text-style-name="P104" svg:x1="6.057cm" svg:y1="1.158cm" svg:x2="6.057cm" svg:y2="1.088cm"><text:p/></draw:line><draw:line draw:style-name="gr5" draw:text-style-name="P104" svg:x1="6.391cm" svg:y1="1.158cm" svg:x2="6.391cm" svg:y2="1.088cm"><text:p/></draw:line><draw:line draw:style-name="gr5" draw:text-style-name="P104" svg:x1="6.724cm" svg:y1="1.158cm" svg:x2="6.724cm" svg:y2="1.088cm"><text:p/></draw:line><draw:line draw:style-name="gr5" draw:text-style-name="P104" svg:x1="7.057cm" svg:y1="1.158cm" svg:x2="7.057cm" svg:y2="1.088cm"><text:p/></draw:line><draw:line draw:style-name="gr5" draw:text-style-name="P104" svg:x1="7.391cm" svg:y1="1.158cm" svg:x2="7.391cm" svg:y2="1.088cm"><text:p/></draw:line><draw:line draw:style-name="gr5" draw:text-style-name="P104" svg:x1="7.724cm" svg:y1="1.158cm" svg:x2="7.724cm" svg:y2="1.088cm"><text:p/></draw:line><draw:line draw:style-name="gr5" draw:text-style-name="P104" svg:x1="8.057cm" svg:y1="1.158cm" svg:x2="8.057cm" svg:y2="1.088cm"><text:p/></draw:line><draw:line draw:style-name="gr5" draw:text-style-name="P104" svg:x1="8.391cm" svg:y1="1.158cm" svg:x2="8.391cm" svg:y2="1.088cm"><text:p/></draw:line><draw:line draw:style-name="gr5" draw:text-style-name="P104" svg:x1="8.724cm" svg:y1="1.158cm" svg:x2="8.724cm" svg:y2="1.088cm"><text:p/></draw:line><draw:line draw:style-name="gr5" draw:text-style-name="P104" svg:x1="9.057cm" svg:y1="1.158cm" svg:x2="9.057cm" svg:y2="1.088cm"><text:p/></draw:line><draw:g draw:style-name="gr6"><draw:line draw:style-name="gr5" draw:text-style-name="P104" svg:x1="0.224cm" svg:y1="1.123cm" svg:x2="9.224cm" svg:y2="1.123cm"><text:p/></draw:line><draw:polygon draw:style-name="gr7" draw:text-style-name="P105" svg:width="0.057cm" svg:height="0.069cm" svg:x="9.166cm" svg:y="1.088cm" svg:viewBox="0 0 58 70" draw:points="58,35 0,70 0,0"><text:p/></draw:polygon></draw:g><draw:line draw:style-name="gr5" draw:text-style-name="P104" svg:x1="0.722cm" svg:y1="1.158cm" svg:x2="0.722cm" svg:y2="1.088cm"><text:p/></draw:line><draw:line draw:style-name="gr5" draw:text-style-name="P104" svg:x1="1.055cm" svg:y1="1.158cm" svg:x2="1.055cm" svg:y2="1.088cm"><text:p/></draw:line></draw:g><draw:frame draw:name="Forme1_4" draw:style-name="gr25" draw:text-style-name="P115" svg:width="1.052cm" svg:height="0.664cm" svg:x="0.549cm" svg:y="1.612cm"><draw:text-box><text:p text:style-name="P101"><text:span text:style-name="T76"><text:s/></text:span><text:span text:style-name="T76">a.</text:span></text:p></draw:text-box></draw:frame><draw:line draw:style-name="gr26" draw:text-style-name="P103" svg:x1="0.73cm" svg:y1="1.605cm" svg:x2="0.717cm" svg:y2="1.114cm"><text:p/></draw:line><draw:frame draw:style-name="gr3" draw:text-style-name="P102" svg:width="1.02cm" svg:height="0.664cm" svg:x="0cm" svg:y="0.572cm"><draw:text-box><text:p text:style-name="P101"><text:span text:style-name="T76">0</text:span></text:p></draw:text-box></draw:frame><draw:frame draw:style-name="gr3" draw:text-style-name="P102" svg:width="1.02cm" svg:height="0.664cm" svg:x="8.707cm" svg:y="0.572cm"><draw:text-box><text:p text:style-name="P101"><text:span text:style-name="T76">1</text:span></text:p></draw:text-box></draw:frame><draw:line draw:style-name="gr4" draw:text-style-name="P103" svg:x1="0.39cm" svg:y1="1.063cm" svg:x2="0.39cm" svg:y2="1.263cm"><text:p/></draw:line><draw:frame draw:name="Forme1_5" draw:style-name="gr25" draw:text-style-name="P115" svg:width="1.05cm" svg:height="0.664cm" svg:x="6.673cm" svg:y="1.626cm"><draw:text-box><text:p text:style-name="P101"><text:span text:style-name="T76"><text:s/></text:span><text:span text:style-name="T76">b.</text:span></text:p></draw:text-box></draw:frame><draw:line draw:style-name="gr26" draw:text-style-name="P103" svg:x1="7.068cm" svg:y1="1.617cm" svg:x2="7.055cm" svg:y2="1.126cm"><text:p/></draw:line><draw:line draw:style-name="gr26" draw:text-style-name="P103" svg:x1="2.381cm" svg:y1="1.629cm" svg:x2="2.368cm" svg:y2="1.138cm"><text:p/></draw:line><draw:frame draw:name="Forme1_6" draw:style-name="gr25" draw:text-style-name="P115" svg:width="1.05cm" svg:height="0.664cm" svg:x="1.96cm" svg:y="1.639cm"><draw:text-box><text:p text:style-name="P101"><text:span text:style-name="T76"><text:s/></text:span><text:span text:style-name="T76">c.</text:span></text:p></draw:text-box></draw:frame><draw:frame draw:name="Forme1_7" draw:style-name="gr25" draw:text-style-name="P115" svg:width="6.003cm" svg:height="0.664cm" svg:x="0.725cm" svg:y="0cm"><draw:text-box><text:p text:style-name="P101"><text:span text:style-name="T76"><text:s/></text:span><text:span text:style-name="T80">On gradue l’unité en 26 parts égales.</text:span></text:p></draw:text-box></draw:frame></draw:g></text:p>
      <text:list xml:id="list91041193286478" text:continue-list="list91040181390919" text:style-name="liste_5f_abc">
        <text:list-item text:start-value="1">
          <text:p text:style-name="P75"><text:span text:style-name="T61">O</text:span>btenir un <text:span text:style-name="T49">Z</text:span><text:span text:style-name="T50">.</text:span></text:p>
        </text:list-item>
        <text:list-item>
          <text:p text:style-name="P78"><text:span text:style-name="T58">O</text:span><text:span text:style-name="T56">btenir une consonne.</text:span></text:p>
        </text:list-item>
        <text:list-item>
          <text:p text:style-name="P78"><text:span text:style-name="T56"><text:s/></text:span><text:span text:style-name="T58">Obtenir u</text:span><text:span text:style-name="T57">ne voyelle.</text:span></text:p>
        </text:list-item>
      </text:list>
      <text:list xml:id="list91040691355553" text:continue-list="list91041215781420" text:style-name="Num_5f_Exo">
        <text:list-item>
          <text:h text:style-name="P96" text:outline-level="1"> <text:span text:style-name="T9">On lance un dé non truqué à six faces.</text:span></text:h>
          <text:p text:style-name="P89">Pour chacun des événements aléatoires ci-dessous, indique s'il est impossible, improbable, peu probable, probable, très probable, certain. </text:p>
        </text:list-item>
      </text:list>
      <text:list xml:id="list91040688286437" text:continue-list="list91041193286478" text:style-name="liste_5f_abc">
        <text:list-item text:start-value="1">
          <text:p text:style-name="P66">" Obtenir un nombre inférieur à six "</text:p>
        </text:list-item>
      </text:list>
      <text:p text:style-name="P51"><text:span text:style-name="_5f_pointillés_20_gris"><text:span text:style-name="T32">très probable</text:span></text:span></text:p>
      <text:p text:style-name="P52"><text:span text:style-name="_5f_pointillés_20_gris"><text:span text:style-name="T32"/></text:span></text:p>
      <text:list xml:id="list91041490959428" text:continue-numbering="true" text:style-name="liste_5f_abc">
        <text:list-item>
          <text:p text:style-name="P66">" Obtenir deux "</text:p>
        </text:list-item>
      </text:list>
      <text:list xml:id="list91040392230909" text:continue-list="list2142068331" text:style-name="_5f_Numérotation_20_des_20_exercices_20_livrets">
        <text:list-header>
          <text:p text:style-name="P90">peu probable</text:p>
        </text:list-header>
      </text:list>
      <text:list xml:id="list91041897195012" text:continue-list="list91041490959428" text:style-name="liste_5f_abc">
        <text:list-item>
          <text:p text:style-name="P68">" Obtenir un multiple de 3 "</text:p>
        </text:list-item>
      </text:list>
      <text:list xml:id="list91040810169003" text:continue-list="list91040392230909" text:style-name="_5f_Numérotation_20_des_20_exercices_20_livrets">
        <text:list-header>
          <text:p text:style-name="P90">probable</text:p>
        </text:list-header>
      </text:list>
      <text:list xml:id="list91040386864703" text:continue-list="list91041897195012" text:style-name="liste_5f_abc">
        <text:list-item>
          <text:p text:style-name="P68">" Obtenir un multiple de 7 "</text:p>
        </text:list-item>
      </text:list>
      <text:list xml:id="list91041328285028" text:continue-list="list91040810169003" text:style-name="_5f_Numérotation_20_des_20_exercices_20_livrets">
        <text:list-header>
          <text:p text:style-name="P90">impossible</text:p>
        </text:list-header>
      </text:list>
      <text:list xml:id="list91041761063102" text:continue-list="list91040386864703" text:style-name="liste_5f_abc">
        <text:list-item>
          <text:p text:style-name="P68">" Obtenir un diviseur de 7 "</text:p>
        </text:list-item>
      </text:list>
      <text:list xml:id="list91042083698351" text:continue-list="list91041328285028" text:style-name="_5f_Numérotation_20_des_20_exercices_20_livrets">
        <text:list-header>
          <text:p text:style-name="P90">peu probable</text:p>
        </text:list-header>
      </text:list>
      <text:list xml:id="list91040588011585" text:continue-list="list91041761063102" text:style-name="liste_5f_abc">
        <text:list-item>
          <text:h text:style-name="P97" text:outline-level="1">" Obtenir un diviseur de 60 "</text:h>
        </text:list-item>
      </text:list>
      <text:p text:style-name="P91">certain</text:p>
      <text:p text:style-name="P52"><text:span text:style-name="_5f_pointillés_20_gris"/></text:p>
      <text:p text:style-name="P52"><text:span text:style-name="_5f_pointillés_20_gris"/></text:p>
      <text:p text:style-name="P52"><text:span text:style-name="_5f_pointillés_20_gris"/></text:p>
      <text:p text:style-name="P52"><text:span text:style-name="_5f_pointillés_20_gris"/></text:p>
      <text:p text:style-name="P52"><text:span text:style-name="_5f_pointillés_20_gris"/></text:p>
      <text:p text:style-name="P52"><text:span text:style-name="_5f_pointillés_20_gris"/></text:p>
      <text:p text:style-name="P52"><text:span text:style-name="_5f_pointillés_20_gris"/></text:p>
      <text:p text:style-name="P52"><text:span text:style-name="_5f_pointillés_20_gris"/></text:p>
      <text:p text:style-name="P52"><draw:custom-shape text:anchor-type="paragraph" draw:z-index="43" draw:name="Forme8" draw:style-name="gr1" draw:text-style-name="P100" svg:width="9.166cm" svg:height="7.234cm" svg:x="-9.913cm" svg:y="6.257cm"><text:p/><draw:enhanced-geometry svg:viewBox="0 0 21600 21600" draw:path-stretchpoint-x="10800" draw:path-stretchpoint-y="10800" draw:text-areas="?f3 ?f4 ?f5 ?f6" draw:type="round-rectangle" draw:modifiers="532.87435456110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_5f_pointillés_20_gris"/></text:p>
      <text:list xml:id="list91042196071361" text:continue-list="list91040691355553" text:style-name="Num_5f_Exo">
        <text:list-item>
          <text:h text:style-name="P96" text:outline-level="1"><text:soft-page-break/> <text:span text:style-name="T70">Extrait de brevet</text:span></text:h>
          <text:p text:style-name="P82"><text:span text:style-name="_5f_pointillés_20_gris"><text:span text:style-name="T26">Trois personnes, Aline, Bernard et Claude, ont chacune un sac contenant des billes.</text:span></text:span></text:p>
          <text:p text:style-name="P82"><text:span text:style-name="_5f_pointillés_20_gris"><text:span text:style-name="T26">Chacune tire au hasard une bille de son sac.</text:span></text:span></text:p>
          <text:p text:style-name="P83"><text:span text:style-name="_5f_pointillés_20_gris"><text:span text:style-name="T26">Le contenu des sacs est le suivant :</text:span></text:span></text:p>
        </text:list-item>
      </text:list>
      <table:table table:name="Tableau1" table:style-name="Tableau1">
        <table:table-column table:style-name="Tableau1.A"/>
        <table:table-column table:style-name="Tableau1.B"/>
        <table:table-column table:style-name="Tableau1.C"/>
        <table:table-column table:style-name="Tableau1.B"/>
        <table:table-column table:style-name="Tableau1.E"/>
        <table:table-row table:style-name="TableLine1734520070624">
          <table:table-cell table:style-name="Tableau1.A1" office:value-type="string">
            <text:p text:style-name="P31"><text:span text:style-name="_5f_pointillés_20_gris"><text:span text:style-name="T40">Sac d'Aline :</text:span></text:span></text:p>
          </table:table-cell>
          <table:table-cell table:style-name="Tableau1.B1" office:value-type="string">
            <text:p text:style-name="P38"/>
          </table:table-cell>
          <table:table-cell table:style-name="Tableau1.A1" office:value-type="string">
            <text:p text:style-name="P31"><text:span text:style-name="_5f_pointillés_20_gris"><text:span text:style-name="T40">Sac de Bernard :</text:span></text:span></text:p>
          </table:table-cell>
          <table:table-cell table:style-name="Tableau1.B1" office:value-type="string">
            <text:p text:style-name="P38"/>
          </table:table-cell>
          <table:table-cell table:style-name="Tableau1.A1" office:value-type="string">
            <text:p text:style-name="P36"><text:span text:style-name="_5f_pointillés_20_gris"><text:span text:style-name="T40">Sac de Claude :</text:span></text:span></text:p>
          </table:table-cell>
        </table:table-row>
        <table:table-row table:style-name="Tableau1.2">
          <table:table-cell table:style-name="Tableau1.A2" office:value-type="string">
            <text:p text:style-name="P26">5 billes rouges</text:p>
          </table:table-cell>
          <table:table-cell table:style-name="Tableau1.B2" office:value-type="string">
            <text:p text:style-name="P26"/>
          </table:table-cell>
          <table:table-cell table:style-name="Tableau1.C2" office:value-type="string">
            <text:p text:style-name="P26">10 billes rouges <text:s text:c="3"/>et 30 billes noires</text:p>
          </table:table-cell>
          <table:table-cell table:style-name="Tableau1.B2" office:value-type="string">
            <text:p text:style-name="P26"/>
          </table:table-cell>
          <table:table-cell table:style-name="Tableau1.C2" office:value-type="string">
            <text:p text:style-name="P26">100 billes rouges <text:s/>et 3 billes noires</text:p>
          </table:table-cell>
        </table:table-row>
      </table:table>
      <text:list xml:id="list91040588957899" text:continue-numbering="true" text:style-name="Num_5f_Exo">
        <text:list-header>
          <text:p text:style-name="P79"><text:span text:style-name="_5f_pointillés_20_gris"><text:span text:style-name="T41">Laquelle de ces trois personnes a la plus grande </text:span></text:span><text:span text:style-name="_5f_pointillés_20_gris"><text:span text:style-name="T45">probabilité de tirer une bille rouge ? Justifier.</text:span></text:span></text:p>
        </text:list-header>
      </text:list>
      <text:p text:style-name="P40"><text:span text:style-name="_5f_pointillés_20_gris"><text:span text:style-name="T46">Aline, car </text:span></text:span><text:span text:style-name="_5f_pointillés_20_gris"><text:span text:style-name="T47">pour elle </text:span></text:span><text:span text:style-name="_5f_pointillés_20_gris"><text:span text:style-name="T46">c’est un événement certain, </text:span></text:span><text:span text:style-name="_5f_pointillés_20_gris"><text:span text:style-name="T48">mais</text:span></text:span><text:span text:style-name="_5f_pointillés_20_gris"><text:span text:style-name="T46"> seulement probable pour les autres.</text:span></text:span></text:p>
      <text:list xml:id="list91040721361837" text:continue-numbering="true" text:style-name="Num_5f_Exo">
        <text:list-item>
          <text:h text:style-name="P98" text:outline-level="1"><text:span text:style-name="T61">D'après sujet de</text:span> brevet</text:h>
          <text:p text:style-name="P61"><text:span text:style-name="T12">On écrit sur les faces d’un dé équilibré à six faces, chacune des lettres du mot : </text:span><text:span text:style-name="T13">NOTOUS</text:span><text:span text:style-name="T15">.</text:span></text:p>
          <text:p text:style-name="P62">On lance le dé et on regarde la lettre inscrite sur la face supérieure.</text:p>
          <text:p text:style-name="P63"><text:span text:style-name="T53">a. </text:span><text:span text:style-name="T16">Quelles sont les issues de cette expérience ?</text:span></text:p>
          <text:p text:style-name="P61"><text:span text:style-name="_5f_pointillés_20_gris"><text:span text:style-name="T34">Obtenir </text:span></text:span><text:span text:style-name="_5f_pointillés_20_gris"><text:span text:style-name="T35">N </text:span></text:span><text:span text:style-name="_5f_pointillés_20_gris"><text:span text:style-name="T34">ou </text:span></text:span><text:span text:style-name="_5f_pointillés_20_gris"><text:span text:style-name="T35">O </text:span></text:span><text:span text:style-name="_5f_pointillés_20_gris"><text:span text:style-name="T34">ou </text:span></text:span><text:span text:style-name="_5f_pointillés_20_gris"><text:span text:style-name="T35">T </text:span></text:span><text:span text:style-name="_5f_pointillés_20_gris"><text:span text:style-name="T34">ou </text:span></text:span><text:span text:style-name="_5f_pointillés_20_gris"><text:span text:style-name="T35">U </text:span></text:span><text:span text:style-name="_5f_pointillés_20_gris"><text:span text:style-name="T34">ou </text:span></text:span><text:span text:style-name="_5f_pointillés_20_gris"><text:span text:style-name="T35">S</text:span></text:span><text:span text:style-name="_5f_pointillés_20_gris"><text:span text:style-name="T33">. </text:span></text:span></text:p>
          <text:list>
            <text:list-header>
              <text:p text:style-name="P64">Déterminer la probabilité de chacun des év<text:span text:style-name="T71">é</text:span>nements :</text:p>
            </text:list-header>
          </text:list>
          <text:p text:style-name="P65"><text:span text:style-name="T53">b. </text:span><text:span text:style-name="T16">E1 : «On obtient la lettre </text:span><text:span text:style-name="T13">O</text:span><text:span text:style-name="T16">».</text:span></text:p>
        </text:list-item>
      </text:list>
      <text:p text:style-name="P44"><text:span text:style-name="T19">2 chances sur </text:span><text:span text:style-name="T20">6</text:span><text:span text:style-name="T19"> soit : </text:span><text:span text:style-name="T19"><draw:frame draw:style-name="fr4" draw:name="Objet24" text:anchor-type="as-char" svg:width="1.143cm" svg:height="0.87cm" draw:z-index="19"><draw:object xlink:href="./Object 2" xlink:type="simple" xlink:show="embed" xlink:actuate="onLoad"/><draw:image xlink:href="./ObjectReplacements/Object 2" xlink:type="simple" xlink:show="embed" xlink:actuate="onLoad"/><svg:desc>formule</svg:desc></draw:frame></text:span></text:p>
      <text:list xml:id="list91040556308464" text:continue-numbering="true" text:style-name="Num_5f_Exo">
        <text:list-header>
          <text:p text:style-name="P65"><text:span text:style-name="T53">c. </text:span><text:span text:style-name="T16">Soit E2 l’év</text:span><text:span text:style-name="T17">é</text:span><text:span text:style-name="T16">nement contraire de E1. Décrire E2 et calculer sa probabilité.</text:span></text:p>
        </text:list-header>
      </text:list>
      <text:p text:style-name="P45"><text:span text:style-name="T18">« Obtenir tout sauf </text:span><text:span text:style-name="T14"> O</text:span><text:span text:style-name="T18"> » </text:span></text:p>
      <text:p text:style-name="P44"><text:span text:style-name="T19">4 chances sur 6 <text:s text:c="3"/>soit </text:span><text:span text:style-name="T19"><draw:frame draw:style-name="fr4" draw:name="Objet1" text:anchor-type="as-char" svg:width="1.143cm" svg:height="0.87cm" draw:z-index="20"><draw:object xlink:href="./Object 3" xlink:type="simple" xlink:show="embed" xlink:actuate="onLoad"/><draw:image xlink:href="./ObjectReplacements/Object 3" xlink:type="simple" xlink:show="embed" xlink:actuate="onLoad"/><svg:desc>formule</svg:desc></draw:frame></text:span><text:span text:style-name="T19"><text:s text:c="2"/></text:span></text:p>
      <text:list xml:id="list91040161081551" text:continue-numbering="true" text:style-name="Num_5f_Exo">
        <text:list-header>
          <text:p text:style-name="P65"><text:span text:style-name="T53">d. </text:span><text:span text:style-name="T16">E3 : «On obtient une consonne ».</text:span></text:p>
        </text:list-header>
      </text:list>
      <text:p text:style-name="P44"><text:span text:style-name="T19">3 chances sur 6 <text:s text:c="3"/>soit </text:span><text:span text:style-name="T19"><draw:frame draw:style-name="fr4" draw:name="Objet2" text:anchor-type="as-char" svg:width="1.143cm" svg:height="0.87cm" draw:z-index="21"><draw:object xlink:href="./Object 4" xlink:type="simple" xlink:show="embed" xlink:actuate="onLoad"/><draw:image xlink:href="./ObjectReplacements/Object 4" xlink:type="simple" xlink:show="embed" xlink:actuate="onLoad"/><svg:desc>formule</svg:desc></draw:frame></text:span></text:p>
      <text:list xml:id="list91042189468878" text:continue-numbering="true" text:style-name="Num_5f_Exo">
        <text:list-header>
          <text:p text:style-name="P65"><text:span text:style-name="T53">e. </text:span><text:span text:style-name="T16">E4 : «On obtient une lettre du mot </text:span><text:span text:style-name="T13">K IWI</text:span><text:span text:style-name="T16"> ».</text:span></text:p>
        </text:list-header>
      </text:list>
      <text:p text:style-name="P46">C’est impossible donc P = 0</text:p>
      <text:list xml:id="list91040807008505" text:continue-numbering="true" text:style-name="Num_5f_Exo">
        <text:list-item>
          <text:list>
            <text:list-header>
              <text:p text:style-name="P86"><text:span text:style-name="_5f_pointillés_20_gris"/></text:p>
            </text:list-header>
          </text:list>
          <text:p text:style-name="P80"><text:span text:style-name="_5f_pointillés_20_gris"><text:span text:style-name="T54">f. </text:span></text:span><text:span text:style-name="_5f_pointillés_20_gris"><text:span text:style-name="T27">E5 : «On obtient une lettre du mot </text:span></text:span><text:span text:style-name="_5f_pointillés_20_gris"><text:span text:style-name="T28">CAGOUS</text:span></text:span><text:span text:style-name="_5f_pointillés_20_gris"><text:span text:style-name="T27"> ».</text:span></text:span></text:p>
        </text:list-item>
      </text:list>
      <text:p text:style-name="P54"><text:span text:style-name="_5f_pointillés_20_gris"><text:span text:style-name="T36">4</text:span></text:span><text:span text:style-name="_5f_pointillés_20_gris"><text:span text:style-name="T37"> chances sur 6 <text:s text:c="3"/>soit </text:span></text:span><text:span text:style-name="_5f_pointillés_20_gris"><text:span text:style-name="T37"><draw:frame draw:style-name="fr4" draw:name="Objet3" text:anchor-type="as-char" svg:width="1.143cm" svg:height="0.87cm" draw:z-index="22"><draw:object xlink:href="./Object 5" xlink:type="simple" xlink:show="embed" xlink:actuate="onLoad"/><draw:image xlink:href="./ObjectReplacements/Object 5" xlink:type="simple" xlink:show="embed" xlink:actuate="onLoad"/><svg:desc>formule</svg:desc></draw:frame></text:span></text:span><text:span text:style-name="_5f_pointillés_20_gris"><text:span text:style-name="T19"><text:s/></text:span></text:span></text:p>
      <text:p text:style-name="P34"><text:span text:style-name="_5f_pointillés_20_gris"><text:span text:style-name="T55">g</text:span></text:span><text:span text:style-name="_5f_pointillés_20_gris"><text:span text:style-name="T54">. </text:span></text:span><text:span text:style-name="T29">Gradue l'axe ci‑dessous et places‑y les probabilités des év</text:span><text:span text:style-name="T31">é</text:span><text:span text:style-name="T29">nements </text:span><text:span text:style-name="T30">précédents</text:span><text:span text:style-name="T29">. </text:span></text:p>
      <text:p text:style-name="P35"><draw:g text:anchor-type="paragraph" draw:z-index="39" draw:name="Forme3_0" draw:style-name="gr2"><draw:frame draw:style-name="gr3" draw:text-style-name="P102" svg:width="1.837cm" svg:height="0.664cm" svg:x="0.889cm" svg:y="0.362cm"><draw:text-box><text:p text:style-name="P101"><text:span text:style-name="T76">0</text:span></text:p></draw:text-box></draw:frame><draw:frame draw:style-name="gr3" draw:text-style-name="P102" svg:width="1.837cm" svg:height="0.664cm" svg:x="6.286cm" svg:y="0.376cm"><draw:text-box><text:p text:style-name="P101"><text:span text:style-name="T76">1</text:span></text:p></draw:text-box></draw:frame><draw:line draw:style-name="gr4" draw:text-style-name="P103" svg:x1="4.267cm" svg:y1="0.928cm" svg:x2="4.267cm" svg:y2="1.128cm"><text:p/></draw:line><draw:line draw:style-name="gr5" draw:text-style-name="P104" svg:x1="1.563cm" svg:y1="1.119cm" svg:x2="1.563cm" svg:y2="0.919cm"><text:p/></draw:line><draw:line draw:style-name="gr5" draw:text-style-name="P104" svg:x1="3.362cm" svg:y1="1.119cm" svg:x2="3.362cm" svg:y2="0.919cm"><text:p/></draw:line><draw:line draw:style-name="gr5" draw:text-style-name="P104" svg:x1="5.163cm" svg:y1="1.119cm" svg:x2="5.163cm" svg:y2="0.919cm"><text:p/></draw:line><draw:line draw:style-name="gr5" draw:text-style-name="P104" svg:x1="6.964cm" svg:y1="1.119cm" svg:x2="6.964cm" svg:y2="0.919cm"><text:p/></draw:line><draw:g draw:style-name="gr6"><draw:line draw:style-name="gr5" draw:text-style-name="P104" svg:x1="-0.024cm" svg:y1="1.031cm" svg:x2="8.976cm" svg:y2="1.031cm"><text:p/></draw:line><draw:polygon draw:style-name="gr7" draw:text-style-name="P105" svg:width="0.31cm" svg:height="0.199cm" svg:x="8.665cm" svg:y="0.929cm" svg:viewBox="0 0 311 200" draw:points="311,100 0,200 0,0"><text:p/></draw:polygon></draw:g><draw:frame draw:style-name="gr8" draw:text-style-name="P106" svg:width="0.505cm" svg:height="1.188cm" svg:x="7.613cm" svg:y="1.016cm"><draw:text-box><text:p/></draw:text-box></draw:frame><draw:frame draw:style-name="gr9" draw:text-style-name="P107" svg:width="0.884cm" svg:height="0.869cm" svg:x="2.847cm" svg:y="1.136cm"><draw:image xlink:href="Pictures/2000001F000001ED0000036657728C24001016D6.svm" xlink:type="simple" xlink:show="embed" xlink:actuate="onLoad" draw:mime-type="image/x-svm"><text:p/></draw:image><draw:image xlink:href="Pictures/2000001F000001ED0000036657728C24001016D6.svm" xlink:type="simple" xlink:show="embed" xlink:actuate="onLoad" draw:mime-type="image/x-svm"/></draw:frame><draw:frame draw:style-name="gr9" draw:text-style-name="P107" svg:width="0.884cm" svg:height="0.869cm" svg:x="4.683cm" svg:y="1.112cm"><draw:image xlink:href="Pictures/2000001F000001ED0000036626504C3E61DDB37C.svm" xlink:type="simple" xlink:show="embed" xlink:actuate="onLoad" draw:mime-type="image/x-svm"><text:p/></draw:image><draw:image xlink:href="Pictures/100002000000001C00000031A14197DF922A1B62.png" xlink:type="simple" xlink:show="embed" xlink:actuate="onLoad" draw:mime-type="image/png"/></draw:frame><draw:frame draw:style-name="gr9" draw:text-style-name="P107" svg:width="0.884cm" svg:height="0.869cm" svg:x="3.843cm" svg:y="1.136cm"><draw:image xlink:href="Pictures/2000001F000001ED0000036662183EB5E09BE090.svm" xlink:type="simple" xlink:show="embed" xlink:actuate="onLoad" draw:mime-type="image/x-svm"><text:p/></draw:image><draw:image xlink:href="Pictures/100002000000001C0000003100AD0B77887EC2CF.png" xlink:type="simple" xlink:show="embed" xlink:actuate="onLoad" draw:mime-type="image/png"/></draw:frame></draw:g></text:p>
      <text:p text:style-name="P43"><text:span text:style-name="_5f_pointillés_20_gris"><text:span text:style-name="T54"/></text:span></text:p>
      <text:list xml:id="list91040376375609" text:continue-numbering="true" text:style-name="Num_5f_Exo">
        <text:list-item>
          <text:h text:style-name="P59" text:outline-level="1">Une urne contient 4 boules rouges et 6 boules vertes, toutes indiscernables au toucher. On tire une boule au hasard. Réponds par vrai (V) ou faux (F).</text:h>
        </text:list-item>
      </text:list>
      <table:table table:name="Tableau2" table:style-name="Tableau2">
        <table:table-column table:style-name="Tableau2.A"/>
        <table:table-column table:style-name="Tableau2.B"/>
        <table:table-column table:style-name="Tableau2.C"/>
        <table:table-row table:style-name="TableLine1734520099728">
          <table:table-cell table:style-name="Tableau2.A1" office:value-type="string">
            <text:list xml:id="list91040229693543" text:continue-list="list91040588011585" text:style-name="liste_5f_abc">
              <text:list-item>
                <text:list>
                  <text:list-item>
                    <text:p text:style-name="P67"/>
                  </text:list-item>
                </text:list>
              </text:list-item>
            </text:list>
          </table:table-cell>
          <table:table-cell table:style-name="Tableau2.B1" office:value-type="string">
            <text:p text:style-name="P27">Il y a autant de chances d'avoir une boule verte qu'une boule rouge.</text:p>
          </table:table-cell>
          <table:table-cell table:style-name="Tableau2.C1" office:value-type="string">
            <text:h text:style-name="P60" text:outline-level="1">(F)</text:h>
          </table:table-cell>
        </table:table-row>
        <table:table-row table:style-name="TableLine1734520120128">
          <table:table-cell table:style-name="Tableau2.A1" office:value-type="string">
            <text:list xml:id="list91041587903658" text:continue-numbering="true" text:style-name="liste_5f_abc">
              <text:list-item>
                <text:list>
                  <text:list-item>
                    <text:p text:style-name="P67"/>
                  </text:list-item>
                </text:list>
              </text:list-item>
            </text:list>
          </table:table-cell>
          <table:table-cell table:style-name="Tableau2.B2" office:value-type="string">
            <text:p text:style-name="P27">Il y a 4 chances sur 10 d'obtenir une boule verte.</text:p>
          </table:table-cell>
          <table:table-cell table:style-name="Tableau2.C2" office:value-type="string">
            <text:h text:style-name="P60" text:outline-level="1">(F)</text:h>
          </table:table-cell>
        </table:table-row>
        <table:table-row table:style-name="TableLine1734520126928">
          <table:table-cell table:style-name="Tableau2.A1" office:value-type="string">
            <text:list xml:id="list91041783800634" text:continue-numbering="true" text:style-name="liste_5f_abc">
              <text:list-item>
                <text:list>
                  <text:list-item>
                    <text:p text:style-name="P67"/>
                  </text:list-item>
                </text:list>
              </text:list-item>
            </text:list>
          </table:table-cell>
          <table:table-cell table:style-name="Tableau2.B3" office:value-type="string">
            <text:p text:style-name="P27">Il y a 6 chances sur 4 d'obtenir une boule verte.</text:p>
          </table:table-cell>
          <table:table-cell table:style-name="Tableau2.C3" office:value-type="string">
            <text:h text:style-name="P60" text:outline-level="1">(<text:span text:style-name="T72">F</text:span>)</text:h>
          </table:table-cell>
        </table:table-row>
        <table:table-row table:style-name="TableLine1734520117680">
          <table:table-cell table:style-name="Tableau2.A1" office:value-type="string">
            <text:list xml:id="list91041178248508" text:continue-numbering="true" text:style-name="liste_5f_abc">
              <text:list-item>
                <text:list>
                  <text:list-item>
                    <text:p text:style-name="P67"/>
                  </text:list-item>
                </text:list>
              </text:list-item>
            </text:list>
          </table:table-cell>
          <table:table-cell table:style-name="Tableau2.B4" office:value-type="string">
            <text:p text:style-name="P28">La probabilité de tirer une boule rouge est<draw:frame draw:style-name="fr5" draw:name="Objet5" text:anchor-type="as-char" svg:width="0.499cm" svg:height="0.79cm" draw:z-index="23"><draw:object xlink:href="./Object 6" xlink:type="simple" xlink:show="embed" xlink:actuate="onLoad"/><draw:image xlink:href="./ObjectReplacements/Object 6" xlink:type="simple" xlink:show="embed" xlink:actuate="onLoad"/><svg:desc>formule</svg:desc></draw:frame></text:p>
          </table:table-cell>
          <table:table-cell table:style-name="Tableau2.C4" office:value-type="string">
            <text:h text:style-name="P60" text:outline-level="1">(<text:span text:style-name="T73">V</text:span>)</text:h>
          </table:table-cell>
        </table:table-row>
      </table:table>
      <text:list xml:id="list91041476661986" text:continue-list="list91040376375609" text:style-name="Num_5f_Exo">
        <text:list-item>
          <text:h text:style-name="P57" text:outline-level="1"> On tire une carte au hasard dans un jeu de 32 cartes. On considère les événements suivants :</text:h>
        </text:list-item>
      </text:list>
      <text:list xml:id="list2769240977" text:style-name="L1">
        <text:list-item>
          <text:p text:style-name="P73">A : « on obtient un roi » ; </text:p>
        </text:list-item>
        <text:list-item>
          <text:p text:style-name="P73">B : « on obtient un as » ;</text:p>
        </text:list-item>
        <text:list-item>
          <text:p text:style-name="P73">C : « on obtient un trèfle ».</text:p>
        </text:list-item>
      </text:list>
      <text:list xml:id="list91040961833596" text:continue-list="list91041178248508" text:style-name="liste_5f_abc">
        <text:list-item text:start-value="1">
          <text:p text:style-name="P76">Les événements A et B sont-ils compatibles ? </text:p>
        </text:list-item>
      </text:list>
      <text:p text:style-name="P30">Et les événements B et C ? Justifie tes réponses.</text:p>
      <text:p text:style-name="P53"><text:span text:style-name="_5f_pointillés_20_gris"><text:span text:style-name="T38">A et B sont </text:span></text:span><text:span text:style-name="_5f_pointillés_20_gris"><text:span text:style-name="T39">in</text:span></text:span><text:span text:style-name="_5f_pointillés_20_gris"><text:span text:style-name="T38">compatibles : </text:span></text:span><text:span text:style-name="_5f_pointillés_20_gris"><text:span text:style-name="T39">il n’y a pas de carte à la fois « roi » et « as ».</text:span></text:span></text:p>
      <text:p text:style-name="P53"><text:span text:style-name="_5f_pointillés_20_gris"><text:span text:style-name="T39">B et C sont compatibles : en tirant l’as de trèfle.</text:span></text:span></text:p>
      <text:list xml:id="list91040756366741" text:continue-numbering="true" text:style-name="liste_5f_abc">
        <text:list-item>
          <text:p text:style-name="P77">Décris par une phrase sans négation l'événement contraire de l'événement C.</text:p>
        </text:list-item>
      </text:list>
      <text:p text:style-name="P50">Obtenir un pique ou un carreau ou un cœur.</text:p>
      <text:list xml:id="list91041866186881" text:continue-numbering="true" text:style-name="liste_5f_abc">
        <text:list-item>
          <text:p text:style-name="P78">Propose un événement D incompatible avec l'événement C.</text:p>
        </text:list-item>
      </text:list>
      <text:p text:style-name="P49"><text:span text:style-name="_5f_pointillés_20_gris"><text:span text:style-name="T39">Obtenir un pique (ou un carreau ; ou un cœur).</text:span></text:span></text:p>
      <text:list xml:id="list91040321705541" text:continue-numbering="true" text:style-name="liste_5f_abc">
        <text:list-item>
          <text:p text:style-name="P81">Détermine les probabilités des événements A, B, C et D.</text:p>
        </text:list-item>
      </text:list>
      <text:list xml:id="list91040373160113" text:continue-list="list91041476661986" text:style-name="Num_5f_Exo">
        <text:list-item>
          <text:list>
            <text:list-header>
              <text:p text:style-name="P86"><text:span text:style-name="_5f_pointillés_20_gris"><draw:frame draw:style-name="fr4" draw:name="Objet8" text:anchor-type="as-char" svg:width="2.639cm" svg:height="0.87cm" draw:z-index="24"><draw:object xlink:href="./Object 7" xlink:type="simple" xlink:show="embed" xlink:actuate="onLoad"/><draw:image xlink:href="./ObjectReplacements/Object 7" xlink:type="simple" xlink:show="embed" xlink:actuate="onLoad"/><svg:desc>formule</svg:desc></draw:frame></text:span><text:span text:style-name="_5f_pointillés_20_gris"><text:span text:style-name="T26"> ; <text:s/></text:span></text:span><text:span text:style-name="_5f_pointillés_20_gris"><text:span text:style-name="T26"><draw:frame draw:style-name="fr4" draw:name="Objet10" text:anchor-type="as-char" svg:width="2.611cm" svg:height="0.87cm" draw:z-index="25"><draw:object xlink:href="./Object 8" xlink:type="simple" xlink:show="embed" xlink:actuate="onLoad"/><draw:image xlink:href="./ObjectReplacements/Object 8" xlink:type="simple" xlink:show="embed" xlink:actuate="onLoad"/><svg:desc>formule</svg:desc></draw:frame></text:span></text:span><text:span text:style-name="_5f_pointillés_20_gris"><text:span text:style-name="T26"> ; </text:span></text:span><text:span text:style-name="_5f_pointillés_20_gris"><text:span text:style-name="T26"><draw:frame draw:style-name="fr4" draw:name="Objet11" text:anchor-type="as-char" svg:width="2.614cm" svg:height="0.87cm" draw:z-index="26"><draw:object xlink:href="./Object 9" xlink:type="simple" xlink:show="embed" xlink:actuate="onLoad"/><draw:image xlink:href="./ObjectReplacements/Object 9" xlink:type="simple" xlink:show="embed" xlink:actuate="onLoad"/><svg:desc>formule</svg:desc></draw:frame></text:span></text:span></text:p>
            </text:list-header>
          </text:list>
        </text:list-item>
      </text:list>
      <text:p text:style-name="P52"><text:span text:style-name="_5f_pointillés_20_gris"><text:span text:style-name="T26"><draw:frame draw:style-name="fr4" draw:name="Objet12" text:anchor-type="as-char" svg:width="2.639cm" svg:height="0.87cm" draw:z-index="27"><draw:object xlink:href="./Object 10" xlink:type="simple" xlink:show="embed" xlink:actuate="onLoad"/><draw:image xlink:href="./ObjectReplacements/Object 10" xlink:type="simple" xlink:show="embed" xlink:actuate="onLoad"/><svg:desc>formule</svg:desc></draw:frame></text:span></text:span></text:p>
      <text:p text:style-name="P52"><text:span text:style-name="_5f_pointillés_20_gris"><text:span text:style-name="T26"/></text:span></text:p>
      <text:p text:style-name="P52"><text:span text:style-name="_5f_pointillés_20_gris"><text:span text:style-name="T26"/></text:span></text:p>
      <text:p text:style-name="P52"><text:span text:style-name="_5f_pointillés_20_gris"><text:span text:style-name="T26"/></text:span></text:p>
      <text:p text:style-name="P52"><text:span text:style-name="_5f_pointillés_20_gris"><text:span text:style-name="T26"/></text:span></text:p>
      <text:p text:style-name="P52"><text:span text:style-name="_5f_pointillés_20_gris"><text:span text:style-name="T26"/></text:span></text:p>
      <text:list xml:id="list91040343392542" text:continue-numbering="true" text:style-name="Num_5f_Exo">
        <text:list-item>
          <text:h text:style-name="P57" text:outline-level="1"><text:soft-page-break/> Un sac opaque contient des bonbons bleus, rouges ou verts, tous indiscernables au toucher. </text:h>
        </text:list-item>
      </text:list>
      <text:p text:style-name="P34">Quand on tire un bonbon au hasard, on a deux chances sur cinq de prendre un bonbon rouge et une chance sur deux de prendre un bonbon bleu.</text:p>
      <text:list xml:id="list1340227812" text:style-name="L2">
        <text:list-item>
          <text:p text:style-name="P84">Quelle est la probabilité d'obtenir un bonbon rouge ou un bonbon bleu ?</text:p>
        </text:list-item>
      </text:list>
      <text:p text:style-name="P37"><draw:frame draw:style-name="fr4" draw:name="Objet13" text:anchor-type="as-char" svg:width="2.766cm" svg:height="0.87cm" draw:z-index="28"><draw:object xlink:href="./Object 11" xlink:type="simple" xlink:show="embed" xlink:actuate="onLoad"/><draw:image xlink:href="./ObjectReplacements/Object 11" xlink:type="simple" xlink:show="embed" xlink:actuate="onLoad"/><svg:desc>formule</svg:desc></draw:frame></text:p>
      <text:p text:style-name="P52"><text:span text:style-name="_5f_pointillés_20_gris"/></text:p>
      <text:list xml:id="list91040761925362" text:continue-numbering="true" text:style-name="L2">
        <text:list-item>
          <text:p text:style-name="P85">Déduis-en la probabilité d'obtenir un bonbon vert. Justifie ta réponse.</text:p>
        </text:list-item>
      </text:list>
      <text:p text:style-name="P41"><text:span text:style-name="T75">O</text:span><text:span text:style-name="T74">btenir un bonbon vert, </text:span><text:span text:style-name="T75">c’est le contraire de l’événement précédent. Donc </text:span><text:span text:style-name="T75"><draw:frame draw:style-name="fr4" draw:name="Objet14" text:anchor-type="as-char" svg:width="2.953cm" svg:height="0.87cm" draw:z-index="29"><draw:object xlink:href="./Object 12" xlink:type="simple" xlink:show="embed" xlink:actuate="onLoad"/><draw:image xlink:href="./ObjectReplacements/Object 12" xlink:type="simple" xlink:show="embed" xlink:actuate="onLoad"/><svg:desc>formule</svg:desc></draw:frame></text:span></text:p>
      <text:p text:style-name="P42"/>
      <text:list xml:id="list91040328393468" text:continue-numbering="true" text:style-name="L2">
        <text:list-item>
          <text:p text:style-name="P88"><text:span text:style-name="_5f_pointillés_20_gris"><text:span text:style-name="T21">Peux-tu estimer le nombre de bonbons dans le sac ?</text:span></text:span></text:p>
        </text:list-item>
      </text:list>
      <text:p text:style-name="P48"><text:span text:style-name="_5f_Correction_5f_surligné"><text:span text:style-name="T25">Non, on ne peut pas </text:span></text:span><text:span text:style-name="_5f_Correction_5f_surligné"><text:span text:style-name="T21">estimer le nombre de bonbons</text:span></text:span><text:span text:style-name="_5f_Correction_5f_surligné"><text:span text:style-name="T25">. </text:span></text:span></text:p>
      <text:p text:style-name="P47"><text:span text:style-name="_5f_pointillés_20_gris"><text:span text:style-name="T22">On </text:span></text:span><text:span text:style-name="_5f_pointillés_20_gris"><text:span text:style-name="T24">connaît </text:span></text:span><text:span text:style-name="_5f_pointillés_20_gris"><text:span text:style-name="T22">seulement <text:s/>l</text:span></text:span><text:span text:style-name="_5f_pointillés_20_gris"><text:span text:style-name="T24">eur</text:span></text:span><text:span text:style-name="_5f_pointillés_20_gris"><text:span text:style-name="T22"> répartition  : </text:span></text:span></text:p>
      <text:p text:style-name="P47"><text:span text:style-name="_5f_pointillés_20_gris"><text:span text:style-name="T22"><draw:frame draw:style-name="fr4" draw:name="Objet4" text:anchor-type="as-char" svg:width="0.716cm" svg:height="0.87cm" draw:z-index="40"><draw:object xlink:href="./Object 13" xlink:type="simple" xlink:show="embed" xlink:actuate="onLoad"/><draw:image xlink:href="./ObjectReplacements/Object 13" xlink:type="simple" xlink:show="embed" xlink:actuate="onLoad"/><svg:desc>formule</svg:desc></draw:frame></text:span></text:span><text:span text:style-name="_5f_pointillés_20_gris"><text:span text:style-name="T23">de </text:span></text:span><text:span text:style-name="_5f_pointillés_20_gris"><text:span text:style-name="T22">rouges, <text:s/></text:span></text:span><text:span text:style-name="_5f_pointillés_20_gris"><text:span text:style-name="T22"><draw:frame draw:style-name="fr4" draw:name="Objet6" text:anchor-type="as-char" svg:width="0.716cm" svg:height="0.87cm" draw:z-index="41"><draw:object xlink:href="./Object 14" xlink:type="simple" xlink:show="embed" xlink:actuate="onLoad"/><draw:image xlink:href="./ObjectReplacements/Object 14" xlink:type="simple" xlink:show="embed" xlink:actuate="onLoad"/><svg:desc>formule</svg:desc></draw:frame></text:span></text:span><text:span text:style-name="_5f_pointillés_20_gris"><text:span text:style-name="T23">de </text:span></text:span><text:span text:style-name="_5f_pointillés_20_gris"><text:span text:style-name="T22">bleus et </text:span></text:span><text:span text:style-name="_5f_pointillés_20_gris"><text:span text:style-name="T22"><draw:frame draw:style-name="fr4" draw:name="Objet7" text:anchor-type="as-char" svg:width="0.716cm" svg:height="0.87cm" draw:z-index="42"><draw:object xlink:href="./Object 15" xlink:type="simple" xlink:show="embed" xlink:actuate="onLoad"/><draw:image xlink:href="./ObjectReplacements/Object 15" xlink:type="simple" xlink:show="embed" xlink:actuate="onLoad"/><svg:desc>formule</svg:desc></draw:frame></text:span></text:span><text:span text:style-name="_5f_pointillés_20_gris"><text:span text:style-name="T22"><text:s/></text:span></text:span><text:span text:style-name="_5f_pointillés_20_gris"><text:span text:style-name="T23">de </text:span></text:span><text:span text:style-name="_5f_pointillés_20_gris"><text:span text:style-name="T22">vert</text:span></text:span><text:span text:style-name="_5f_pointillés_20_gris"><text:span text:style-name="T23">s</text:span></text:span><text:span text:style-name="_5f_pointillés_20_gris"><text:span text:style-name="T22">.</text:span></text:span></text:p>
      <text:p text:style-name="P47"><text:span text:style-name="_5f_pointillés_20_gris"><text:span text:style-name="T22">Il peut y en avoir 20, 30 </text:span></text:span><text:span text:style-name="_5f_pointillés_20_gris"><text:span text:style-name="T23">ou toute autre quantité</text:span></text:span><text:span text:style-name="_5f_pointillés_20_gris"><text:span text:style-name="T22">…</text:span></text:span></text:p>
      <text:list xml:id="list91042236195944" text:continue-list="list91040343392542" text:style-name="Num_5f_Exo">
        <text:list-item>
          <text:list>
            <text:list-header>
              <text:p text:style-name="P87"><text:span text:style-name="_5f_pointillés_20_gris"><text:span text:style-name="T52"/></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Tahoma" svg:font-family="Tahoma"/>
    <style:font-face style:name="Utopia-Bold1" svg:font-family="Utopia-Bold"/>
    <style:font-face style:name="Utopia-Regular" svg:font-family="Utopia-Regular"/>
    <style:font-face style:name="Times New Roman3" svg:font-family="'Times New Roman'" style:font-family-generic="roman"/>
    <style:font-face style:name="Utopia-Bold" svg:font-family="Utopia-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 svg:font-family="'Bitstream Vera Sans'"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4" svg:font-family="'Bitstream Vera Sans'" style:font-family-generic="swiss" style:font-pitch="variable"/>
    <style:font-face style:name="Bitstream Vera Sans6"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2" svg:font-family="'Bitstream Vera Sans'" style:font-adornments="Oblique" style:font-family-generic="swiss" style:font-pitch="variable"/>
    <style:font-face style:name="Bitstream Vera Sans3" svg:font-family="'Bitstream Vera Sans'" style:font-adornments="Roman" style:font-family-generic="swiss" style:font-pitch="variable"/>
    <style:font-face style:name="Britannic Bold" svg:font-family="'Britannic Bold'"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Farbverlauf_20_1" draw:display-name="Farbverlauf 1" draw:style="linear" draw:start-color="#000000" draw:end-color="#ffffff" draw:start-intensity="100%" draw:end-intensity="100%" draw:angle="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17" draw:display-name="Gradient 17" draw:style="linear" draw:start-color="#9d0f89" draw:end-color="#6d075f" draw:start-intensity="100%" draw:end-intensity="100%" draw:angle="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gradient draw:name="violet" draw:style="linear" draw:start-color="#9d0f89" draw:end-color="#6d075f" draw:start-intensity="100%" draw:end-intensity="100%" draw:angle="90deg" draw:border="0%"/>
    <draw:gradient draw:name="violet3" draw:style="linear" draw:start-color="#9d0f89" draw:end-color="#6d075f" draw:start-intensity="100%" draw:end-intensity="100%" draw:angle="180deg"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70A54E90FE7DADBF.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26" draw:display-name="Dashed (var) 6326" draw:style="rect" draw:dots1="1" draw:dots1-length="0.011cm" draw:dots2="1" draw:dots2-length="0.011cm" draw:distance="0.011cm"/>
    <draw:stroke-dash draw:name="Dashed_20__28_var_29__20_6327" draw:display-name="Dashed (var) 6327" draw:style="rect" draw:dots1="1" draw:dots1-length="0.011cm" draw:dots2="1" draw:dots2-length="0.011cm" draw:distance="0.011cm"/>
    <draw:stroke-dash draw:name="Dashed_20__28_var_29__20_6328" draw:display-name="Dashed (var) 6328" draw:style="rect" draw:dots1="1" draw:dots1-length="0.011cm" draw:dots2="1" draw:dots2-length="0.011cm" draw:distance="0.011cm"/>
    <draw:stroke-dash draw:name="Dashed_20__28_var_29__20_6329" draw:display-name="Dashed (var) 6329" draw:style="rect" draw:dots1="1" draw:dots1-length="0.011cm" draw:dots2="1" draw:dots2-length="0.011cm" draw:distance="0.011cm"/>
    <draw:stroke-dash draw:name="Dashed_20__28_var_29__20_6330" draw:display-name="Dashed (var) 6330" draw:style="rect" draw:dots1="1" draw:dots1-length="0.011cm" draw:dots2="1" draw:dots2-length="0.011cm" draw:distance="0.011cm"/>
    <draw:stroke-dash draw:name="Dashed_20__28_var_29__20_6331" draw:display-name="Dashed (var) 6331"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06cm" draw:dots2="1" draw:dots2-length="0.006cm" draw:distance="0.006cm"/>
    <draw:stroke-dash draw:name="Dashed_20__28_var_29__20_6352" draw:display-name="Dashed (var) 6352" draw:style="rect" draw:dots1="1" draw:dots1-length="0.006cm" draw:dots2="1" draw:dots2-length="0.006cm" draw:distance="0.006cm"/>
    <draw:stroke-dash draw:name="Dashed_20__28_var_29__20_6353" draw:display-name="Dashed (var) 6353" draw:style="rect" draw:dots1="1" draw:dots1-length="0.006cm" draw:dots2="1" draw:dots2-length="0.006cm" draw:distance="0.006cm"/>
    <draw:stroke-dash draw:name="Dashed_20__28_var_29__20_6354" draw:display-name="Dashed (var) 6354" draw:style="rect" draw:dots1="1" draw:dots1-length="0.006cm" draw:dots2="1" draw:dots2-length="0.006cm" draw:distance="0.006cm"/>
    <draw:stroke-dash draw:name="Dashed_20__28_var_29__20_6355" draw:display-name="Dashed (var) 6355" draw:style="rect" draw:dots1="1" draw:dots1-length="0.006cm" draw:dots2="1" draw:dots2-length="0.006cm" draw:distance="0.006cm"/>
    <draw:stroke-dash draw:name="Dashed_20__28_var_29__20_6356" draw:display-name="Dashed (var) 6356" draw:style="rect" draw:dots1="1" draw:dots1-length="0.006cm" draw:dots2="1" draw:dots2-length="0.006cm" draw:distance="0.006cm"/>
    <draw:stroke-dash draw:name="Dashed_20__28_var_29__20_6357" draw:display-name="Dashed (var) 6357" draw:style="rect" draw:dots1="1" draw:dots1-length="0.006cm" draw:dots2="1" draw:dots2-length="0.006cm" draw:distance="0.006cm"/>
    <draw:stroke-dash draw:name="Dashed_20__28_var_29__20_6358" draw:display-name="Dashed (var) 6358" draw:style="rect" draw:dots1="1" draw:dots1-length="0.006cm" draw:dots2="1" draw:dots2-length="0.006cm" draw:distance="0.006cm"/>
    <draw:stroke-dash draw:name="Dashed_20__28_var_29__20_6359" draw:display-name="Dashed (var) 6359" draw:style="rect" draw:dots1="1" draw:dots1-length="0.006cm" draw:dots2="1" draw:dots2-length="0.006cm" draw:distance="0.006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3"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3"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2" fo:font-family="'Bitstream Vera Sans'" style:font-style-name="Oblique" style:font-family-generic="swiss" style:font-pitch="variable" fo:font-size="10pt" fo:font-style="italic" fo:font-weight="normal"/>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4"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3"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3"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3" fo:font-family="'Bitstream Vera Sans'" style:font-style-name="Roman" style:font-family-generic="swiss" style:font-pitch="variable"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Cours_5f_entraine-toi" style:display-name="Cours_entraine-toi" style:family="paragraph" style:parent-style-name="Standard" style:list-style-name="" style:master-page-name="">
      <loext:graphic-properties draw:fill-image-width="0cm" draw:fill-image-height="0cm"/>
      <style:paragraph-properties fo:margin-left="3.099cm" fo:margin-right="0cm" fo:margin-top="0.499cm" fo:margin-bottom="0.199cm" style:contextual-spacing="false" fo:text-indent="-3.099cm" style:auto-text-indent="false" style:page-number="auto" style:shadow="none">
        <style:tab-stops>
          <style:tab-stop style:position="3.2cm"/>
          <style:tab-stop style:position="3.801cm"/>
        </style:tab-stops>
      </style:paragraph-properties>
      <style:text-properties fo:color="#1259bc" loext:opacity="100%" fo:font-size="10pt" fo:font-weight="bold" officeooo:rsid="0019262b" style:font-size-asian="10.5pt"/>
    </style:style>
    <style:style style:name="_5f_Exercice" style:display-name="_Exercice" style:family="paragraph" style:next-style-name="Text_20_body" style:master-page-name="">
      <style:paragraph-properties fo:margin-top="0.499cm" fo:margin-bottom="0.199cm" style:contextual-spacing="false" fo:text-align="justify" style:justify-single-word="false" style:page-number="auto"/>
      <style:text-properties style:font-name="Bitstream Vera Sans3" fo:font-family="'Bitstream Vera Sans'" style:font-style-name="Roman" style:font-family-generic="swiss" style:font-pitch="variable" fo:font-size="11pt"/>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style:contextual-spacing="false" style:page-number="auto"/>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6"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3"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corps" style:family="text">
      <style:text-properties style:font-name="Bitstream Vera Sans3" fo:font-family="'Bitstream Vera Sans'" style:font-style-name="Roman" style:font-family-generic="swiss" style:font-pitch="variable" fo:font-size="11pt"/>
    </style:style>
    <style:style style:name="_5f_pointillés_20_gris" style:display-name="_pointillés gris" style:family="text">
      <style:text-properties fo:color="#b3b3b3" loext:opacity="100%" style:font-name="Bitstream Vera Sans2" fo:font-family="'Bitstream Vera Sans'" style:font-style-name="Oblique" style:font-family-generic="swiss" style:font-pitch="variable" fo:font-size="10pt" fo:font-style="normal" fo:background-color="transparent"/>
    </style:style>
    <style:style style:name="_5f_Titre_20_d_27_exercice" style:display-name="_Titre d'exercice" style:family="text">
      <style:text-properties fo:color="#52cc00" loext:opacity="100%" style:font-name="Bitstream Vera Sans2" fo:font-family="'Bitstream Vera Sans'" style:font-style-name="Oblique" style:font-family-generic="swiss" style:font-pitch="variable" fo:font-size="10pt" fo:font-style="italic" style:text-underline-style="none" fo:font-weight="normal" fo:background-color="transparent"/>
    </style:style>
    <style:style style:name="_5f_BVS" style:display-name="_BVS" style:family="text" style:parent-style-name="_5f_pointillés_20_gris">
      <style:text-properties fo:color="#000000" loext:opacity="100%" style:font-name="Bitstream Vera Sans4" fo:font-family="'Bitstream Vera Sans'" style:font-family-generic="swiss" style:font-pitch="variable" fo:font-size="10pt" fo:font-style="normal" fo:background-color="transparent" style:font-size-asian="12pt" style:font-style-asian="italic"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3"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3"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Strong_20_Emphasis" style:display-name="Strong Emphasis" style:family="text">
      <style:text-properties fo:font-weight="bold" style:font-weight-asian="bold" style:font-weight-complex="bold"/>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Line_20_numbering" style:display-name="Line numbering" style:family="text"/>
    <style:style style:name="_5f_Symbole" style:display-name="_Symbole" style:family="text" style:parent-style-name="_5f_BVS">
      <style:text-properties fo:color="#000000" loext:opacity="1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2"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2"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3"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4"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Puce_5f_enonce1" style:display-name="Puce_enonce1" style:family="text">
      <style:text-properties fo:color="#e8c32a" loext:opacity="100%" style:font-name="Bitstream Vera Sans3"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Entraine-toi" style:family="text" style:parent-style-name="Enonce_5f_Niv1">
      <style:text-properties fo:color="#98b336" loext:opacity="100%" style:text-outline="false" style:font-name="Britannic Bold" fo:font-family="'Britannic Bold'" style:font-style-name="Gras" style:font-family-generic="swiss" style:font-pitch="variable" fo:font-size="13pt" fo:font-style="normal" fo:font-weight="normal" officeooo:rsid="0019262b" fo:background-color="transparent" style:font-size-asian="10.5pt" loext:padding="0cm" loext:border="none" loext:shadow="none"/>
    </style:style>
    <style:style style:name="Consigne" style:family="text">
      <style:text-properties style:use-window-font-color="true" loext:opacity="0%" style:font-name="Bitstream Vera Sans2" fo:font-family="'Bitstream Vera Sans'" style:font-style-name="Oblique" style:font-family-generic="swiss" style:font-pitch="variable" fo:font-size="11pt" fo:font-style="italic" style:text-underline-style="none"/>
    </style:style>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old_5f_niv1" style:display-name="Bold_niv1" style:family="text">
      <style:text-properties fo:color="#e8c32a" loext:opacity="100%" style:font-name="Bitstream Vera Sans3"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loext:opacity="100%" style:font-name="Bitstream Vera Sans3"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Numéros_20_de_20_s_27_entraîner" style:display-name="-Numéros de s'entraîner" style:family="text">
      <style:text-properties fo:color="#ffffff" loext:opacity="100%" style:font-name="Bitstream Vera Sans3"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Bold_5f_niv2" style:display-name="Bold_niv2" style:family="text">
      <style:text-properties fo:color="#d3802b" loext:opacity="100%" style:font-name="Bitstream Vera Sans3"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loext:opacity="100%" style:font-name="Bitstream Vera Sans3"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loext:opacity="100%" style:font-name="Bitstream Vera Sans3"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_5f_Formule_20_corrigée" style:display-name="_Formule corrigée" style:family="graphic" style:parent-style-name="Formula">
      <style:graphic-properties fo:margin-left="0cm" fo:margin-right="0cm" style:wrap="parallel" style:number-wrapped-paragraphs="no-limit" style:wrap-contour="false" fo:background-color="#ffff00" style:background-transparency="0%" draw:fill="solid" draw:fill-color="#ffff00" dra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paragraph-properties fo:text-align="end" style:justify-single-word="false"/>
    </style:style>
    <style:style style:name="MP2" style:family="paragraph" style:parent-style-name="_5f_Pied_20_de_20_page" style:list-style-name=""/>
    <style:style style:name="MP3" style:family="paragraph" style:parent-style-name="Standard">
      <style:text-properties fo:font-size="2pt" style:font-size-asian="2pt" style:font-size-complex="2pt"/>
    </style:style>
    <style:style style:name="MP4"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6" fo:font-size="11pt" fo:font-style="italic" fo:text-shadow="1pt 1pt" fo:font-weight="bold"/>
    </style:style>
    <style:style style:name="MP5"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6"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Header">
      <style:text-properties fo:font-size="3pt" style:font-size-asian="4pt" style:font-size-complex="4pt"/>
    </style:style>
    <style:style style:name="MP8" style:family="paragraph" style:parent-style-name="Header">
      <style:paragraph-properties fo:margin-left="6.399cm" fo:margin-right="0cm" fo:text-indent="0cm" style:auto-text-indent="false"/>
      <style:text-properties style:font-name="Bitstream Vera Sans4" fo:font-size="13pt" fo:font-weight="bold" style:font-size-asian="13pt" style:font-weight-asian="bold" style:font-size-complex="13pt" style:font-weight-complex="bold"/>
    </style:style>
    <style:style style:name="MP9" style:family="paragraph" style:parent-style-name="Header">
      <style:paragraph-properties fo:margin-left="7.001cm" fo:margin-right="0cm" fo:text-indent="0cm" style:auto-text-indent="false"/>
      <style:text-properties style:font-name="Bitstream Vera Sans4" fo:font-size="11pt" fo:font-weight="normal" style:font-size-asian="11pt" style:font-weight-asian="normal" style:font-size-complex="11pt" style:font-weight-complex="normal"/>
    </style:style>
    <style:style style:name="MP10" style:family="paragraph" style:parent-style-name="Footer">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2"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1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6" fo:font-size="11pt" fo:font-style="italic" fo:text-shadow="1pt 1pt" fo:font-weight="bold"/>
    </style:style>
    <style:style style:name="MP16"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18" style:family="paragraph" style:parent-style-name="Standard">
      <style:text-properties fo:font-size="6pt" style:font-size-asian="6pt" style:font-size-complex="6pt"/>
    </style:style>
    <style:style style:name="MP19" style:family="paragraph" style:parent-style-name="Footer">
      <style:paragraph-properties fo:margin-left="0cm" fo:margin-right="0.7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0" style:family="paragraph" style:parent-style-name="Footer">
      <style:paragraph-properties fo:margin-left="0.7cm" fo:margin-right="0cm" fo:text-indent="0cm" style:auto-text-indent="false">
        <style:tab-stops/>
      </style:paragraph-properties>
      <style:text-properties style:font-name="Bitstream Vera Sans4"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_5f_Pied_20_de_20_page">
      <style:paragraph-properties fo:text-align="end" style:justify-single-word="false"/>
    </style:style>
    <style:style style:name="MP22"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_5f_En-tête">
      <style:text-properties officeooo:rsid="002f4ab2" officeooo:paragraph-rsid="002f4ab2"/>
    </style:style>
    <style:style style:name="MP25" style:family="paragraph">
      <style:paragraph-properties fo:text-align="center"/>
    </style:style>
    <style:style style:name="MP26" style:family="paragraph">
      <loext:graphic-properties draw:fill="none" draw:fill-color="#ffffff"/>
      <style:paragraph-properties fo:text-align="center" style:writing-mode="lr-tb"/>
      <style:text-properties fo:color="#ffffff" loext:opacity="100%" style:font-name="Bitstream Vera Sans4" fo:font-size="16pt" fo:font-weight="bold" style:font-size-asian="16pt" style:font-weight-asian="bold" style:font-size-complex="16pt" style:font-weight-complex="bold"/>
    </style:style>
    <style:style style:name="MP27" style:family="paragraph" style:parent-style-name="Footer">
      <style:text-properties officeooo:rsid="00178920" officeooo:paragraph-rsid="00178920"/>
    </style:style>
    <style:style style:name="MP28" style:family="paragraph" style:parent-style-name="Folio">
      <style:paragraph-properties fo:text-align="center" style:justify-single-word="false"/>
      <style:text-properties fo:font-size="8pt" officeooo:paragraph-rsid="001ce334" style:font-size-asian="8pt" style:font-size-complex="8pt"/>
    </style:style>
    <style:style style:name="MP29"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0" style:family="paragraph" style:parent-style-name="Footer">
      <style:text-properties officeooo:rsid="00261363" officeooo:paragraph-rsid="005a494f"/>
    </style:style>
    <style:style style:name="MP31" style:family="paragraph" style:parent-style-name="Header">
      <style:text-properties fo:font-size="14pt" style:font-size-asian="14pt" style:font-size-complex="14pt"/>
    </style:style>
    <style:style style:name="MP32"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size="12pt" style:font-size-asian="12pt" style:font-size-complex="12pt"/>
    </style:style>
    <style:style style:name="MT3" style:family="text">
      <style:text-properties fo:font-variant="small-caps" fo:font-size="15pt" style:font-size-asian="15pt" style:font-size-complex="15pt"/>
    </style:style>
    <style:style style:name="MT4" style:family="text">
      <style:text-properties fo:font-variant="small-caps" fo:color="#000000" loext:opacity="100%" style:font-name="Bitstream Vera Sans4" fo:font-size="11pt" fo:font-style="italic" fo:font-weight="bold" style:font-size-asian="11pt" style:font-style-asian="italic" style:font-weight-asian="bold" style:font-size-complex="11pt" style:font-style-complex="italic" style:font-weight-complex="bold"/>
    </style:style>
    <style:style style:name="MT5" style:family="text">
      <style:text-properties fo:color="#ffffff" loext:opacity="100%" style:font-name="Bitstream Vera Sans4" fo:font-size="16pt" fo:font-weight="bold" style:font-size-asian="16pt" style:font-weight-asian="bold" style:font-size-complex="16pt" style:font-weight-complex="bold"/>
    </style:style>
    <style:style style:name="MT6" style:family="text">
      <style:text-properties officeooo:rsid="004c5058"/>
    </style:style>
    <style:style style:name="MT7" style:family="text">
      <style:text-properties fo:text-transform="uppercase" fo:color="#808080" loext:opacity="100%" style:font-name="Bitstream Vera Sans3" fo:font-size="9pt" officeooo:rsid="002b6408" fo:background-color="transparent" loext:char-shading-value="0"/>
    </style:style>
    <style:style style:name="MT8" style:family="text">
      <style:text-properties fo:text-transform="uppercase" fo:color="#808080" loext:opacity="100%" style:font-name="Bitstream Vera Sans3" fo:font-size="9pt" officeooo:rsid="0061c8c6" fo:background-color="transparent" loext:char-shading-value="0"/>
    </style:style>
    <style:style style:name="MT9" style:family="text">
      <style:text-properties officeooo:rsid="0061c8c6"/>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4"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6"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8"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_5f_Fiche_20_éditeur_20_impaire_20__28_D_29_" style:display-name="_Fiche éditeur impaire (D)" style:page-layout-name="Mpm2" style:next-style-name="_5f_Fiche_20_éditeur_20_paire_20__28_G_29_">
      <style:header>
        <text:p text:style-name="_5f_En-tête">Série 1 : Diviser</text:p>
      </style:header>
      <style:footer>
        <text:h text:style-name="MP1" text:outline-level="1">Chapitre A3: Nombres rationnels </text:h>
      </style:footer>
    </style:master-page>
    <style:master-page style:name="_5f_Fiche_20_éditeur_20_paire_20__28_G_29_" style:display-name="_Fiche éditeur paire (G)" style:page-layout-name="Mpm3" style:next-style-name="_5f_Fiche_20_éditeur_20_impaire_20__28_D_29_">
      <style:header>
        <text:p text:style-name="_5f_En-tête">Série 2: Multiplier deux nombres relatifs</text:p>
      </style:header>
      <style:footer>
        <text:h text:style-name="MP2" text:outline-level="1">Chapitre A2: Nombres relatifs</text:h>
      </style:footer>
    </style:master-page>
    <style:master-page style:name="_5f_Fiche_20_du_20_livret_20_pair" style:display-name="_Fiche du livret pair" style:page-layout-name="Mpm4">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1">N4 : Fractions</text:p>
              </table:table-cell>
              <table:table-cell table:style-name="Tableau18.A1" office:value-type="string">
                <text:p text:style-name="MP31"/>
              </table:table-cell>
            </table:table-row>
          </table:table-header-rows>
          <table:table-row table:style-name="Tableau18.1">
            <table:covered-table-cell/>
            <table:table-cell table:style-name="Tableau18.A1" office:value-type="string">
              <text:p text:style-name="MP32">Série 1 : Fractions et parts</text:p>
            </table:table-cell>
            <table:table-cell table:style-name="Tableau18.A1" office:value-type="string">
              <text:p text:style-name="MP32"/>
            </table:table-cell>
          </table:table-row>
        </table:table>
        <text:p text:style-name="MP3"/>
      </style:header>
    </style:master-page>
    <style:master-page style:name="Endnote" style:page-layout-name="Mpm5"/>
    <style:master-page style:name="_5f_Fiche_20_éditeur_20_série_20_1_20_impaire_20__28_D_29_" style:display-name="_Fiche éditeur série 1 impaire (D)" style:page-layout-name="Mpm6" style:next-style-name="_5f_Fiche_20_éditeur_20_série_20_1_20_paire_20__28_G_29_">
      <style:header>
        <text:p text:style-name="MP4"><text:span text:style-name="MT1">Série 1 :</text:span> <text:span text:style-name="MT1">???</text:span></text:p>
      </style:header>
      <style:footer>
        <text:p text:style-name="MP5">Chapitre ? : ...</text:p>
      </style:footer>
      <style:footer-left>
        <text:p text:style-name="MP6">Série 1 :<text:tab/><text:tab/> <text:s text:c="43"/>Chapitre G? : ...</text:p>
      </style:footer-left>
    </style:master-page>
    <style:master-page style:name="_5f_Fiche_20_format_20_Site" style:display-name="_Fiche format Site" style:page-layout-name="Mpm7">
      <style:header>
        <text:p text:style-name="MP7"/>
        <text:p text:style-name="MP8"><text:span text:style-name="MT2">Chapitre N3 :</text:span> <text:span text:style-name="MT3">Nombres fractions</text:span></text:p>
        <text:p text:style-name="MP9">Série 2 : Fractions et partage <text:s text:c="75"/></text:p>
      </style:header>
    </style:master-page>
    <style:master-page style:name="_5f_Fiche_20_éditeur_20_série_20_2_20_impaire_20__28_D_29_" style:display-name="_Fiche éditeur série 2 impaire (D)" style:page-layout-name="Mpm8" style:next-style-name="_5f_Fiche_20_éditeur_20_série_20_2_20_paire_20__28_G_29_">
      <style:header>
        <text:p text:style-name="MP4"><text:span text:style-name="MT1">Série 2 :</text:span> <text:span text:style-name="MT1">???</text:span></text:p>
      </style:header>
      <style:footer>
        <text:p text:style-name="MP5">Chapitre <text:span text:style-name="MT4">? : ...</text:span></text:p>
      </style:footer>
      <style:footer-left>
        <text:p text:style-name="MP6">Série 2 :<text:tab/> <text:s text:c="87"/>Chapitre G? : ...</text:p>
      </style:footer-left>
    </style:master-page>
    <style:master-page style:name="_5f_Fiche_20_éditeur_20_série_20_3_20_impaire_20__28_D_29_" style:display-name="_Fiche éditeur série 3 impaire (D)" style:page-layout-name="Mpm8" style:next-style-name="_5f_Fiche_20_éditeur_20_série_20_3_20_paire_20__28_G_29_">
      <style:header>
        <text:p text:style-name="MP4"><text:span text:style-name="MT1">Série 3 :</text:span> <text:span text:style-name="MT1">???</text:span></text:p>
      </style:header>
      <style:footer>
        <text:p text:style-name="MP5">Chapitre ? : ...</text:p>
      </style:footer>
      <style:footer-left>
        <text:p text:style-name="MP10"/>
      </style:footer-left>
    </style:master-page>
    <style:master-page style:name="_5f_Fiche_20_éditeur_20_série_20_4_20_impaire_20__28_D_29_" style:display-name="_Fiche éditeur série 4 impaire (D)" style:page-layout-name="Mpm9" style:next-style-name="_5f_Fiche_20_éditeur_20_série_20_4_20_paire_20__28_G_29_">
      <style:header>
        <text:p text:style-name="MP11">Série 4 : ???</text:p>
      </style:header>
      <style:footer>
        <text:p text:style-name="MP12">Chapitre ? : ...</text:p>
      </style:footer>
      <style:footer-left>
        <text:p text:style-name="MP10"/>
      </style:footer-left>
    </style:master-page>
    <style:master-page style:name="_5f_Fiche_20_éditeur_20_synthèse_20_impaire_20__28_D_29_" style:display-name="_Fiche éditeur synthèse impaire (D)" style:page-layout-name="Mpm9" style:next-style-name="_5f_Fiche_20_éditeur_20_synthèse_20_paire_20__28_G_29_">
      <style:header>
        <text:p text:style-name="MP11">Synthèse</text:p>
      </style:header>
      <style:footer>
        <text:p text:style-name="MP5">Chapitre ? : ...</text:p>
      </style:footer>
      <style:footer-left>
        <text:p text:style-name="MP13"/>
      </style:footer-left>
    </style:master-page>
    <style:master-page style:name="_5f_Fiche_20_éditeur_20_série_20_1_20_paire_20__28_G_29_" style:display-name="_Fiche éditeur série 1 paire (G)" style:page-layout-name="Mpm10" style:next-style-name="_5f_Fiche_20_éditeur_20_série_20_1_20_impaire_20__28_D_29_">
      <style:header>
        <text:p text:style-name="MP4"><text:span text:style-name="MT1">Série 1 :</text:span> <text:span text:style-name="MT1">???</text:span></text:p>
      </style:header>
      <style:footer>
        <text:p text:style-name="MP14">Chapitre ? : ...</text:p>
      </style:footer>
    </style:master-page>
    <style:master-page style:name="_5f_Fiche_20_éditeur_20_série_20_2_20_paire_20__28_G_29_" style:display-name="_Fiche éditeur série 2 paire (G)" style:page-layout-name="Mpm11" style:next-style-name="_5f_Fiche_20_éditeur_20_série_20_2_20_impaire_20__28_D_29_">
      <style:header>
        <text:p text:style-name="MP15">Série 2: Multiplier deux nombres relatifs</text:p>
      </style:header>
      <style:footer>
        <text:h text:style-name="MP16" text:outline-level="1">Chapitre A2: Nombres relatifs</text:h>
      </style:footer>
    </style:master-page>
    <style:master-page style:name="_5f_Fiche_20_éditeur_20_série_20_3_20_paire_20__28_G_29_" style:display-name="_Fiche éditeur série 3 paire (G)" style:page-layout-name="Mpm11" style:next-style-name="_5f_Fiche_20_éditeur_20_série_20_3_20_impaire_20__28_D_29_">
      <style:header>
        <text:p text:style-name="MP11">Série 3 : ???</text:p>
      </style:header>
      <style:footer>
        <text:p text:style-name="MP17">Chapitre ? : ...</text:p>
      </style:footer>
    </style:master-page>
    <style:master-page style:name="_5f_Fiche_20_éditeur_20_série_20_4_20_paire_20__28_G_29_" style:display-name="_Fiche éditeur série 4 paire (G)" style:page-layout-name="Mpm11" style:next-style-name="_5f_Fiche_20_éditeur_20_série_20_4_20_impaire_20__28_D_29_">
      <style:header>
        <text:p text:style-name="MP11">Série 4 : ???</text:p>
      </style:header>
      <style:footer>
        <text:p text:style-name="MP17">Chapitre ? : ...</text:p>
      </style:footer>
    </style:master-page>
    <style:master-page style:name="_5f_Fiche_20_éditeur_20_synthèse_20_paire_20__28_G_29_" style:display-name="_Fiche éditeur synthèse paire (G)" style:page-layout-name="Mpm11" style:next-style-name="_5f_Fiche_20_éditeur_20_synthèse_20_impaire_20__28_D_29_">
      <style:header>
        <text:p text:style-name="MP11">Synthèse</text:p>
      </style:header>
      <style:footer>
        <text:p text:style-name="MP14">Chapitre ? : ...</text:p>
      </style:footer>
    </style:master-page>
    <style:master-page style:name="_5f_Fiche_20_du_20_livret_20_Génération_20_5" style:display-name="_Fiche du livret Génération 5" style:page-layout-name="Mpm12">
      <style:header>
        <text:p text:style-name="MP18"><text:tab/><text:tab/><text:tab/><text:tab/><text:tab/><text:tab/></text:p>
        <text:p text:style-name="MP18"/>
      </style:header>
      <style:footer>
        <text:p text:style-name="MP19">Chapitre G? :<text:tab/><text:tab/> <text:s text:c="93"/>Série ? :</text:p>
      </style:footer>
      <style:footer-left>
        <text:p text:style-name="MP20">Série ? :<text:tab/><text:tab/> <text:s text:c="92"/>Chapitre G? :</text:p>
      </style:footer-left>
    </style:master-page>
    <style:master-page style:name="HTML" style:page-layout-name="Mpm13"/>
    <style:master-page style:name="_5f_Fiche_20_éditeur_20__20__28_une_20_colonne_29__20__20_impaire_20__28_D_29_" style:display-name="_Fiche éditeur  (une colonne)  impaire (D)" style:page-layout-name="Mpm14" style:next-style-name="_5f_Fiche_20_éditeur_20_paire_20__28_G_29_">
      <style:header>
        <text:p text:style-name="_5f_En-tête">Série 1 : Définir et nommer un angle</text:p>
      </style:header>
      <style:footer>
        <text:h text:style-name="MP21" text:outline-level="1">Chapitre M 1 : Angles</text:h>
      </style:footer>
    </style:master-page>
    <style:master-page style:name="_5f_Fiche_20_éditeur_20__28_une_20_colonne_29__20_paire_20__28_G_29_" style:display-name="_Fiche éditeur (une colonne) paire (G)" style:page-layout-name="Mpm15" style:next-style-name="_5f_Fiche_20_éditeur_20__20__28_une_20_colonne_29__20__20_impaire_20__28_D_29_">
      <style:header>
        <text:p text:style-name="MP4"><text:span text:style-name="MT1">Série 1 :</text:span> <text:span text:style-name="MT1">???</text:span></text:p>
      </style:header>
      <style:footer>
        <text:p text:style-name="MP14">... : Chapitre ? </text:p>
      </style:footer>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paire_20__28_D_29_" style:display-name="_Fiche éditeur série 5 paire (D)" style:page-layout-name="Mpm18" style:next-style-name="_5f_Fiche_20_éditeur_20_série_20_1_20_paire_20__28_G_29_">
      <style:header>
        <text:p text:style-name="Header">Série 5 : Déterminer une fonction linéaire ou affine par le calcul</text:p>
      </style:header>
      <style:footer>
        <text:p text:style-name="MP22">Chapitre G2 : Triangles</text:p>
      </style:footer>
      <style:footer-left>
        <text:p text:style-name="MP23">Fonctions linéaires et affines : Chapitre D2</text:p>
      </style:footer-left>
    </style:master-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draw:style-name="Mdp1">
      <style:header>
        <text:p text:style-name="MP24"><draw:frame text:anchor-type="paragraph" draw:z-index="7" draw:name="Forme1" draw:style-name="Mgr1" draw:text-style-name="MP26" svg:width="2.703cm" svg:height="0.715cm" draw:transform="rotate (0.0872664625997165) translate (-0.172861111111111cm 0.218722222222222cm)"><draw:text-box><text:p text:style-name="MP25"><text:span text:style-name="MT5">Série 5</text:span></text:p></draw:text-box></draw:frame><draw:line text:anchor-type="paragraph" draw:z-index="10" draw:name="Forme2" draw:style-name="Mgr2" draw:text-style-name="MP25" svg:x1="15.983cm" svg:y1="0.36cm" svg:x2="25.152cm" svg:y2="0.36cm"><text:p/></draw:line>Calculer des probabilité<text:span text:style-name="MT6">s</text:span></text:p>
      </style:header>
      <style:footer>
        <text:p text:style-name="MP27"><draw:frame draw:style-name="Mfr1" draw:name="Cadre8" text:anchor-type="paragraph" svg:y="-0.06cm" draw:z-index="13"><draw:text-box fo:min-height="0.499cm" fo:min-width="3cm"><draw:frame draw:style-name="Mfr2" draw:name="Cadre9" text:anchor-type="frame" svg:x="0.45cm" svg:y="0.079cm" svg:width="0.817cm" draw:z-index="16"><draw:text-box fo:min-height="0.355cm"><text:p text:style-name="MP28"><draw:g text:anchor-type="paragraph" draw:z-index="30" draw:name="Forme3" draw:style-name="Mgr3"><draw:path draw:style-name="Mgr4" draw:text-style-name="MP29" svg:width="0.855cm" svg:height="1.172cm" svg:x="-0.03cm" svg:y="-0.194cm" svg:viewBox="0 0 856 1173" svg:d="M856 1173h-856v-991c0-100 79-182 175-182h505c97 0 176 82 176 182z"><text:p/></draw:path></draw:g><text:page-number text:select-page="current">71</text:page-number></text:p></draw:text-box></draw:frame><text:p text:style-name="MP30"><text:span text:style-name="MT7">S</text:span><text:span text:style-name="MT8">tatistiques et probabilités</text:span><text:span text:style-name="MT9"> • </text:span><text:span text:style-name="MT8">B</text:span><text:span text:style-name="MT9">2</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ESAMATH</meta:initial-creator>
    <meta:creation-date>2014-10-23T16:08:44.23</meta:creation-date>
    <dc:date>2021-10-06T09:10:39.626000000</dc:date>
    <meta:editing-duration>PT12H11M52S</meta:editing-duration>
    <meta:editing-cycles>97</meta:editing-cycles>
    <meta:generator>LibreOffice/7.1.1.2$Windows_X86_64 LibreOffice_project/fe0b08f4af1bacafe4c7ecc87ce55bb426164676</meta:generator>
    <dc:subject>diviser</dc:subject>
    <dc:title>A3_3 série 1 </dc:title>
    <meta:document-statistic meta:table-count="3" meta:image-count="0" meta:object-count="15" meta:page-count="3" meta:paragraph-count="148" meta:word-count="1098" meta:character-count="5920" meta:non-whitespace-character-count="4538"/>
  </office:meta>
</office:document-meta>
</file>

<file path=Object 1/content.xml><?xml version="1.0" encoding="utf-8"?>
<math xmlns="http://www.w3.org/1998/Math/MathML" display="block">
  <semantics>
    <mstyle mathsize="10pt">
      <mfrac>
        <mn>11</mn>
        <mn>32</mn>
      </mfrac>
    </mstyle>
    <annotation encoding="StarMath 5.0">size 10 {11 over 32}</annotation>
  </semantics>
</math>
</file>

<file path=Object 10/content.xml><?xml version="1.0" encoding="utf-8"?>
<math xmlns="http://www.w3.org/1998/Math/MathML" display="block">
  <semantics>
    <mstyle mathsize="10pt">
      <mrow>
        <mi mathvariant="normal">P</mi>
        <mrow>
          <mo fence="true" stretchy="false">(</mo>
          <mrow>
            <mi mathvariant="normal">D</mi>
          </mrow>
          <mo fence="true" stretchy="false">)</mo>
        </mrow>
        <mrow>
          <mspace width="0.5em"/>
          <mo stretchy="false">=</mo>
          <mspace width="0.5em"/>
        </mrow>
        <mfrac>
          <mn>8</mn>
          <mn>32</mn>
        </mfrac>
        <mrow>
          <mspace width="0.5em"/>
          <mo stretchy="false">=</mo>
          <mspace width="0.5em"/>
        </mrow>
        <mfrac>
          <mn>1</mn>
          <mn>4</mn>
        </mfrac>
      </mrow>
    </mstyle>
    <annotation encoding="StarMath 5.0">size 10{{P(D)`=`{8}over{32}`=`{1}over{4}}}</annotation>
  </semantics>
</math>
</file>

<file path=Object 11/content.xml><?xml version="1.0" encoding="utf-8"?>
<math xmlns="http://www.w3.org/1998/Math/MathML" display="block">
  <semantics>
    <mstyle mathsize="10pt">
      <mrow>
        <mi mathvariant="normal">P</mi>
        <mrow>
          <mspace width="0.5em"/>
          <mo stretchy="false">=</mo>
          <mspace width="0.5em"/>
        </mrow>
        <mfrac>
          <mn>2</mn>
          <mn>5</mn>
        </mfrac>
        <mrow>
          <mspace width="0.5em"/>
          <mo stretchy="false">+</mo>
          <mspace width="0.5em"/>
        </mrow>
        <mfrac>
          <mn>1</mn>
          <mn>2</mn>
        </mfrac>
        <mrow>
          <mspace width="0.5em"/>
          <mo stretchy="false">=</mo>
          <mspace width="0.5em"/>
        </mrow>
        <mfrac>
          <mn>9</mn>
          <mn>10</mn>
        </mfrac>
      </mrow>
    </mstyle>
    <annotation encoding="StarMath 5.0">size 10{{P`=`{2}over{5}`+`{1}over{2}`=`{9}over{10}}}</annotation>
  </semantics>
</math>
</file>

<file path=Object 12/content.xml><?xml version="1.0" encoding="utf-8"?>
<math xmlns="http://www.w3.org/1998/Math/MathML" display="block">
  <semantics>
    <mstyle mathsize="10pt">
      <mrow>
        <mi mathvariant="normal">P</mi>
        <mrow>
          <mspace width="0.5em"/>
          <mo stretchy="false">=</mo>
          <mspace width="0.5em"/>
        </mrow>
        <mn>1</mn>
        <mrow>
          <mspace width="0.5em"/>
          <mo stretchy="false">−</mo>
          <mspace width="0.5em"/>
        </mrow>
        <mfrac>
          <mn>9</mn>
          <mn>10</mn>
        </mfrac>
        <mrow>
          <mspace width="0.5em"/>
          <mo stretchy="false">=</mo>
          <mspace width="0.5em"/>
        </mrow>
        <mfrac>
          <mn>1</mn>
          <mn>10</mn>
        </mfrac>
      </mrow>
    </mstyle>
    <annotation encoding="StarMath 5.0">size 10{{P`=`1`-`{9}over{10}`=`{1}over{10}}}</annotation>
  </semantics>
</math>
</file>

<file path=Object 13/content.xml><?xml version="1.0" encoding="utf-8"?>
<math xmlns="http://www.w3.org/1998/Math/MathML" display="block">
  <semantics>
    <mstyle mathsize="10pt">
      <mfrac>
        <mn>4</mn>
        <mn>10</mn>
      </mfrac>
    </mstyle>
    <annotation encoding="StarMath 5.0">size 10{{4}over{10}}</annotation>
  </semantics>
</math>
</file>

<file path=Object 14/content.xml><?xml version="1.0" encoding="utf-8"?>
<math xmlns="http://www.w3.org/1998/Math/MathML" display="block">
  <semantics>
    <mstyle mathsize="10pt">
      <mfrac>
        <mn>5</mn>
        <mn>10</mn>
      </mfrac>
    </mstyle>
    <annotation encoding="StarMath 5.0">size 10{{5}over{10}}</annotation>
  </semantics>
</math>
</file>

<file path=Object 15/content.xml><?xml version="1.0" encoding="utf-8"?>
<math xmlns="http://www.w3.org/1998/Math/MathML" display="block">
  <semantics>
    <mstyle mathsize="10pt">
      <mfrac>
        <mn>1</mn>
        <mn>10</mn>
      </mfrac>
    </mstyle>
    <annotation encoding="StarMath 5.0">size 10{{1}over{10}}</annotation>
  </semantics>
</math>
</file>

<file path=Object 2/content.xml><?xml version="1.0" encoding="utf-8"?>
<math xmlns="http://www.w3.org/1998/Math/MathML" display="block">
  <semantics>
    <mstyle mathsize="10pt">
      <mrow>
        <mi mathvariant="normal">P</mi>
        <mrow>
          <mspace width="0.5em"/>
          <mo stretchy="false">=</mo>
          <mspace width="0.5em"/>
        </mrow>
        <mfrac>
          <mn>1</mn>
          <mn>3</mn>
        </mfrac>
      </mrow>
    </mstyle>
    <annotation encoding="StarMath 5.0">size 10{{P`=`{1}over{3}}}</annotation>
  </semantics>
</math>
</file>

<file path=Object 3/content.xml><?xml version="1.0" encoding="utf-8"?>
<math xmlns="http://www.w3.org/1998/Math/MathML" display="block">
  <semantics>
    <mstyle mathsize="10pt">
      <mrow>
        <mi mathvariant="normal">P</mi>
        <mrow>
          <mspace width="0.5em"/>
          <mo stretchy="false">=</mo>
          <mspace width="0.5em"/>
        </mrow>
        <mfrac>
          <mn>2</mn>
          <mn>3</mn>
        </mfrac>
      </mrow>
    </mstyle>
    <annotation encoding="StarMath 5.0">size 10{{P`=`{2}over{3}}}</annotation>
  </semantics>
</math>
</file>

<file path=Object 4/content.xml><?xml version="1.0" encoding="utf-8"?>
<math xmlns="http://www.w3.org/1998/Math/MathML" display="block">
  <semantics>
    <mstyle mathsize="10pt">
      <mrow>
        <mi mathvariant="normal">P</mi>
        <mrow>
          <mspace width="0.5em"/>
          <mo stretchy="false">=</mo>
          <mspace width="0.5em"/>
        </mrow>
        <mfrac>
          <mn>1</mn>
          <mn>2</mn>
        </mfrac>
      </mrow>
    </mstyle>
    <annotation encoding="StarMath 5.0">size 10{{P`=`{1}over{2}}}</annotation>
  </semantics>
</math>
</file>

<file path=Object 5/content.xml><?xml version="1.0" encoding="utf-8"?>
<math xmlns="http://www.w3.org/1998/Math/MathML" display="block">
  <semantics>
    <mstyle mathsize="10pt">
      <mrow>
        <mi mathvariant="normal">P</mi>
        <mrow>
          <mspace width="0.5em"/>
          <mo stretchy="false">=</mo>
          <mspace width="0.5em"/>
        </mrow>
        <mfrac>
          <mn>2</mn>
          <mn>3</mn>
        </mfrac>
      </mrow>
    </mstyle>
    <annotation encoding="StarMath 5.0">size 10{{P`=`{2}over{3}}}</annotation>
  </semantics>
</math>
</file>

<file path=Object 6/content.xml><?xml version="1.0" encoding="utf-8"?>
<math xmlns="http://www.w3.org/1998/Math/MathML" display="block">
  <semantics>
    <mrow>
      <mfrac>
        <mn>2</mn>
        <mn>5</mn>
      </mfrac>
      <mi>.</mi>
    </mrow>
    <annotation encoding="StarMath 5.0">2 over 5 .</annotation>
  </semantics>
</math>
</file>

<file path=Object 7/content.xml><?xml version="1.0" encoding="utf-8"?>
<math xmlns="http://www.w3.org/1998/Math/MathML" display="block">
  <semantics>
    <mstyle mathsize="10pt">
      <mrow>
        <mi mathvariant="normal">P</mi>
        <mrow>
          <mo fence="true" stretchy="false">(</mo>
          <mrow>
            <mi mathvariant="normal">A</mi>
          </mrow>
          <mo fence="true" stretchy="false">)</mo>
        </mrow>
        <mrow>
          <mspace width="0.5em"/>
          <mo stretchy="false">=</mo>
          <mspace width="0.5em"/>
        </mrow>
        <mfrac>
          <mn>4</mn>
          <mn>32</mn>
        </mfrac>
        <mrow>
          <mspace width="0.5em"/>
          <mo stretchy="false">=</mo>
          <mspace width="0.5em"/>
        </mrow>
        <mfrac>
          <mn>1</mn>
          <mn>8</mn>
        </mfrac>
      </mrow>
    </mstyle>
    <annotation encoding="StarMath 5.0">size 10{{P(A)`=`{4}over{32}`=`{1}over{8}}}</annotation>
  </semantics>
</math>
</file>

<file path=Object 8/content.xml><?xml version="1.0" encoding="utf-8"?>
<math xmlns="http://www.w3.org/1998/Math/MathML" display="block">
  <semantics>
    <mstyle mathsize="10pt">
      <mrow>
        <mi mathvariant="normal">P</mi>
        <mrow>
          <mo fence="true" stretchy="false">(</mo>
          <mrow>
            <mi mathvariant="normal">B</mi>
          </mrow>
          <mo fence="true" stretchy="false">)</mo>
        </mrow>
        <mrow>
          <mspace width="0.5em"/>
          <mo stretchy="false">=</mo>
          <mspace width="0.5em"/>
        </mrow>
        <mfrac>
          <mn>4</mn>
          <mn>32</mn>
        </mfrac>
        <mrow>
          <mspace width="0.5em"/>
          <mo stretchy="false">=</mo>
          <mspace width="0.5em"/>
        </mrow>
        <mfrac>
          <mn>1</mn>
          <mn>8</mn>
        </mfrac>
      </mrow>
    </mstyle>
    <annotation encoding="StarMath 5.0">size 10{{P(B)`=`{4}over{32}`=`{1}over{8}}}</annotation>
  </semantics>
</math>
</file>

<file path=Object 9/content.xml><?xml version="1.0" encoding="utf-8"?>
<math xmlns="http://www.w3.org/1998/Math/MathML" display="block">
  <semantics>
    <mstyle mathsize="10pt">
      <mrow>
        <mi mathvariant="normal">P</mi>
        <mrow>
          <mo fence="true" stretchy="false">(</mo>
          <mrow>
            <mi mathvariant="normal">C</mi>
          </mrow>
          <mo fence="true" stretchy="false">)</mo>
        </mrow>
        <mrow>
          <mspace width="0.5em"/>
          <mo stretchy="false">=</mo>
          <mspace width="0.5em"/>
        </mrow>
        <mfrac>
          <mn>8</mn>
          <mn>32</mn>
        </mfrac>
        <mrow>
          <mspace width="0.5em"/>
          <mo stretchy="false">=</mo>
          <mspace width="0.5em"/>
        </mrow>
        <mfrac>
          <mn>1</mn>
          <mn>4</mn>
        </mfrac>
      </mrow>
    </mstyle>
    <annotation encoding="StarMath 5.0">size 10{{P(C)`=`{8}over{32}`=`{1}over{4}}}</annotation>
  </semantics>
</math>
</file>